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04CD4B656A8123C68D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VnArial" svg:font-family=".Vn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style:font-face style:name="VNI-Times" svg:font-family="VNI-Times" style:font-family-generic="system" style:font-pitch="variable"/>
  </office:font-face-decls>
  <office:automatic-styles>
    <style:style style:name="Table1" style:family="table">
      <style:table-properties style:width="6.5125in" fo:margin-left="0in" table:align="left"/>
    </style:style>
    <style:style style:name="Table1.A" style:family="table-column">
      <style:table-column-properties style:column-width="2.325in"/>
    </style:style>
    <style:style style:name="Table1.B" style:family="table-column">
      <style:table-column-properties style:column-width="4.1875in"/>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0479in"/>
    </style:style>
    <style:style style:name="Table2" style:family="table">
      <style:table-properties style:width="6.45in" fo:margin-left="0in" table:align="left"/>
    </style:style>
    <style:style style:name="Table2.A" style:family="table-column">
      <style:table-column-properties style:column-width="3.2243in"/>
    </style:style>
    <style:style style:name="Table2.B" style:family="table-column">
      <style:table-column-properties style:column-width="3.2257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3875in" fo:margin-left="0in" table:align="left"/>
    </style:style>
    <style:style style:name="Table3.A" style:family="table-column">
      <style:table-column-properties style:column-width="0.5125in"/>
    </style:style>
    <style:style style:name="Table3.B" style:family="table-column">
      <style:table-column-properties style:column-width="2.1875in"/>
    </style:style>
    <style:style style:name="Table3.C" style:family="table-column">
      <style:table-column-properties style:column-width="0.8125in"/>
    </style:style>
    <style:style style:name="Table3.D" style:family="table-column">
      <style:table-column-properties style:column-width="1.4375in"/>
    </style:style>
    <style:style style:name="Table3.A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45in" fo:margin-left="0in" table:align="left"/>
    </style:style>
    <style:style style:name="Table4.A" style:family="table-column">
      <style:table-column-properties style:column-width="3.2243in"/>
    </style:style>
    <style:style style:name="Table4.B" style:family="table-column">
      <style:table-column-properties style:column-width="3.2257in"/>
    </style:style>
    <style:style style:name="Table4.A1" style:family="table-cell">
      <style:table-cell-properties fo:padding-left="0.075in" fo:padding-right="0.075in" fo:padding-top="0in" fo:padding-bottom="0in" fo:border="none" style:writing-mode="lr-tb"/>
    </style:style>
    <style:style style:name="P1" style:family="paragraph" style:parent-style-name="Header">
      <style:text-properties fo:font-size="12pt" fo:font-style="italic" style:font-size-asian="12pt" style:font-style-asian="italic" style:font-size-complex="12pt" style:font-style-complex="italic"/>
    </style:style>
    <style:style style:name="P2" style:family="paragraph" style:parent-style-name="Footer">
      <style:paragraph-properties fo:margin-left="0.05in" fo:margin-right="0in" fo:text-align="center" style:justify-single-word="false" fo:text-indent="0in" style:auto-text-indent="false">
        <style:tab-stops>
          <style:tab-stop style:position="5.95in" style:type="right"/>
        </style:tab-stops>
      </style:paragraph-properties>
    </style:style>
    <style:style style:name="P3" style:family="paragraph" style:parent-style-name="Footer">
      <style:paragraph-properties fo:text-align="center" style:justify-single-word="false"/>
      <style:text-properties style:font-name="Times New Roman" fo:font-size="12pt" style:font-size-asian="12pt" style:font-size-complex="12pt"/>
    </style:style>
    <style:style style:name="P4" style:family="paragraph" style:parent-style-name="Normal">
      <style:paragraph-properties fo:margin-top="0.1665in" fo:margin-bottom="0in" loext:contextual-spacing="false"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Normal">
      <style:paragraph-properties fo:margin-top="0.1665in" fo:margin-bottom="0in" loext:contextual-spacing="false" fo:text-align="center" style:justify-single-word="false"/>
      <style:text-properties style:font-name="Times New Roman" fo:font-size="12pt" fo:font-style="italic" style:font-size-asian="12pt" style:font-style-asian="italic" style:font-size-complex="12pt" style:font-style-complex="italic" style:font-weight-complex="bold"/>
    </style:style>
    <style:style style:name="P6" style:family="paragraph" style:parent-style-name="Normal">
      <style:paragraph-properties fo:margin-left="1.1161in" fo:margin-right="1.1957in" fo:margin-top="0.0835in" fo:margin-bottom="0in" loext:contextual-spacing="false" fo:text-align="center" style:justify-single-word="false" fo:text-indent="0in" style:auto-text-indent="false">
        <style:tab-stops/>
      </style:paragraph-properties>
    </style:style>
    <style:style style:name="P7" style:family="paragraph" style:parent-style-name="Normal">
      <style:paragraph-properties fo:margin-top="0.0835in" fo:margin-bottom="0.0835in" loext:contextual-spacing="false" fo:text-align="center" style:justify-single-word="false" fo:break-before="page"/>
    </style:style>
    <style:style style:name="P8" style:family="paragraph" style:parent-style-name="Normal">
      <style:paragraph-properties fo:margin-top="0.0835in" fo:margin-bottom="0.0835in" loext:contextual-spacing="false"/>
    </style:style>
    <style:style style:name="P9" style:family="paragraph" style:parent-style-name="Normal">
      <style:paragraph-properties fo:margin-top="0.0835in" fo:margin-bottom="0.0835in" loext:contextual-spacing="false" fo:text-align="center" style:justify-single-word="false"/>
      <style:text-properties fo:color="#0070c0" style:font-name="Times New Roman"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Normal">
      <style:paragraph-properties fo:margin-top="0.0835in" fo:margin-bottom="0.0835in" loext:contextual-spacing="false" fo:text-align="justify" style:justify-single-word="false"/>
      <style:text-properties fo:color="#0070c0" style:font-name="Times New Roman" fo:font-size="12pt" fo:font-style="italic" fo:font-weight="bold" style:font-name-asian="Malgun Gothic" style:font-size-asian="12pt" style:language-asian="ko" style:country-asian="KR" style:font-style-asian="italic" style:font-weight-asian="bold" style:font-size-complex="12pt" style:font-style-complex="italic" style:font-weight-complex="bold"/>
    </style:style>
    <style:style style:name="P11" style:family="paragraph" style:parent-style-name="Normal">
      <style:paragraph-properties fo:margin-top="0.0835in" fo:margin-bottom="0.0835in" loext:contextual-spacing="false" fo:text-align="center" style:justify-single-word="false"/>
      <style:text-properties fo:color="#0070c0" style:font-name="Times New Roman" fo:font-size="12pt" fo:font-style="italic" fo:font-weight="bold" style:font-name-asian="Malgun Gothic" style:font-size-asian="12pt" style:language-asian="ko" style:country-asian="KR" style:font-style-asian="italic" style:font-weight-asian="bold" style:font-size-complex="12pt" style:font-style-complex="italic" style:font-weight-complex="bold"/>
    </style:style>
    <style:style style:name="P12" style:family="paragraph" style:parent-style-name="Normal">
      <style:paragraph-properties fo:margin-top="0.0835in" fo:margin-bottom="0.0835in" loext:contextual-spacing="false" fo:text-align="center" style:justify-single-word="false"/>
      <style:text-properties fo:color="#0070c0" style:font-name="Times New Roman"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Normal">
      <style:paragraph-properties fo:margin-top="0.0835in" fo:margin-bottom="0.0835in" loext:contextual-spacing="false" fo:text-align="justify" style:justify-single-word="false"/>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14" style:family="paragraph" style:parent-style-name="Normal">
      <style:paragraph-properties fo:margin-top="0.0835in" fo:margin-bottom="0.0835in" loext:contextual-spacing="false" fo:text-align="justify" style:justify-single-word="false"/>
      <style:text-properties fo:color="#0070c0" style:font-name="Times New Roman" fo:font-size="12pt" fo:font-style="italic" style:font-size-asian="12pt" style:font-style-asian="italic" style:font-size-complex="12pt" style:font-style-complex="italic"/>
    </style:style>
    <style:style style:name="P15" style:family="paragraph" style:parent-style-name="Normal">
      <style:paragraph-properties fo:margin-top="0.0835in" fo:margin-bottom="0.0835in" loext:contextual-spacing="false" fo:text-align="center" style:justify-single-word="false"/>
    </style:style>
    <style:style style:name="P16" style:family="paragraph" style:parent-style-name="Normal">
      <style:paragraph-properties fo:margin-top="0.0835in" fo:margin-bottom="0.0835in" loext:contextual-spacing="false"/>
      <style:text-properties style:font-name="Times New Roman" fo:font-size="12pt" style:font-size-asian="12pt" style:font-size-complex="12pt"/>
    </style:style>
    <style:style style:name="P17" style:family="paragraph" style:parent-style-name="Normal">
      <style:paragraph-properties fo:margin-top="0.0835in" fo:margin-bottom="0.0835in" loext:contextual-spacing="false" fo:text-align="center" style:justify-single-word="false"/>
      <style:text-properties style:font-name="Times New Roman" fo:font-size="12pt" style:font-size-asian="12pt" style:font-size-complex="12pt"/>
    </style:style>
    <style:style style:name="P18" style:family="paragraph" style:parent-style-name="Normal">
      <style:paragraph-properties fo:margin-top="0.0835in" fo:margin-bottom="0.0835in" loext:contextual-spacing="false" fo:text-align="justify" style:justify-single-word="false"/>
      <style:text-properties style:font-name="Times New Roman" fo:font-size="12pt" style:font-size-asian="12pt" style:font-size-complex="12pt"/>
    </style:style>
    <style:style style:name="P19" style:family="paragraph" style:parent-style-name="Normal">
      <style:paragraph-properties fo:margin-top="0.0835in" fo:margin-bottom="0.0835in" loext:contextual-spacing="false" fo:text-align="justify" style:justify-single-word="false">
        <style:tab-stops>
          <style:tab-stop style:position="0.5909in"/>
        </style:tab-stops>
      </style:paragraph-properties>
      <style:text-properties style:font-name="Times New Roman" fo:font-size="12pt" style:font-size-asian="12pt" style:font-size-complex="12pt"/>
    </style:style>
    <style:style style:name="P20" style:family="paragraph" style:parent-style-name="Normal">
      <style:paragraph-properties fo:margin-top="0.0835in" fo:margin-bottom="0.0835in" loext:contextual-spacing="false" fo:text-align="justify" style:justify-single-word="false"/>
      <style:text-properties style:font-name="Times New Roman" fo:font-size="12pt" style:font-size-asian="12pt" style:font-size-complex="12pt" style:font-weight-complex="bold"/>
    </style:style>
    <style:style style:name="P21" style:family="paragraph" style:parent-style-name="Normal">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22" style:family="paragraph" style:parent-style-name="Normal">
      <style:paragraph-properties fo:margin-top="0.0835in" fo:margin-bottom="0.0835in" loext:contextual-spacing="false" fo:text-align="center" style:justify-single-word="false"/>
      <style:text-properties style:font-name="Times New Roman" fo:font-size="12pt" style:font-name-asian="Malgun Gothic" style:font-size-asian="12pt" style:language-asian="ko" style:country-asian="KR" style:font-size-complex="12pt"/>
    </style:style>
    <style:style style:name="P23" style:family="paragraph" style:parent-style-name="Normal">
      <style:paragraph-properties fo:margin-top="0.0835in" fo:margin-bottom="0.0835in" loext:contextual-spacing="false" fo:text-align="end" style:justify-single-word="false"/>
      <style:text-properties style:font-name="Times New Roman" fo:font-size="12pt" style:font-name-asian="Malgun Gothic" style:font-size-asian="12pt" style:language-asian="ko" style:country-asian="KR" style:font-size-complex="12pt"/>
    </style:style>
    <style:style style:name="P24" style:family="paragraph" style:parent-style-name="Normal">
      <style:paragraph-properties fo:margin-top="0.0835in" fo:margin-bottom="0.0835in" loext:contextual-spacing="false" fo:text-align="justify" style:justify-single-word="false"/>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P25" style:family="paragraph" style:parent-style-name="Normal">
      <style:paragraph-properties fo:margin-top="0.0835in" fo:margin-bottom="0.0835in" loext:contextual-spacing="false" fo:text-align="center" style:justify-single-word="false"/>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P26" style:family="paragraph" style:parent-style-name="Normal">
      <style:paragraph-properties fo:margin-top="0.0835in" fo:margin-bottom="0.0835in" loext:contextual-spacing="false" fo:text-align="end" style:justify-single-word="false"/>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P27" style:family="paragraph" style:parent-style-name="Normal">
      <style:paragraph-properties fo:margin-top="0.0835in" fo:margin-bottom="0.0835in" loext:contextual-spacing="false" fo:text-align="center" style:justify-single-word="false"/>
      <style:text-properties style:font-name="Times New Roman" fo:font-size="12pt" style:font-name-asian="Times New Roman" style:font-size-asian="12pt" style:font-size-complex="12pt"/>
    </style:style>
    <style:style style:name="P28" style:family="paragraph" style:parent-style-name="Normal">
      <style:paragraph-properties fo:margin-top="0.0835in" fo:margin-bottom="0.0835in" loext:contextual-spacing="false" fo:text-align="justify" style:justify-single-word="false"/>
    </style:style>
    <style:style style:name="P29" style:family="paragraph" style:parent-style-name="Normal">
      <style:paragraph-properties fo:margin-top="0.0835in" fo:margin-bottom="0.0835in" loext:contextual-spacing="false" fo:text-align="justify" style:justify-single-word="false">
        <style:tab-stops>
          <style:tab-stop style:position="0.9374in"/>
        </style:tab-stops>
      </style:paragraph-properties>
    </style:style>
    <style:style style:name="P30" style:family="paragraph" style:parent-style-name="Normal">
      <style:paragraph-properties fo:margin-top="0.0835in" fo:margin-bottom="0.0835in" loext:contextual-spacing="false" fo:text-align="justify" style:justify-single-word="false">
        <style:tab-stops>
          <style:tab-stop style:position="0.9374in"/>
        </style:tab-stops>
      </style:paragraph-properties>
      <style:text-properties fo:color="#2f5496" style:font-name="Times New Roman" fo:font-size="12pt" fo:font-style="italic" fo:font-weight="bold" style:font-name-asian="Malgun Gothic" style:font-size-asian="12pt" style:language-asian="ko" style:country-asian="KR" style:font-style-asian="italic" style:font-weight-asian="bold" style:font-size-complex="12pt" style:font-style-complex="italic" style:font-weight-complex="bold"/>
    </style:style>
    <style:style style:name="P31" style:family="paragraph" style:parent-style-name="Normal">
      <style:paragraph-properties fo:margin-top="0.0835in" fo:margin-bottom="0.0835in" loext:contextual-spacing="false" fo:text-align="center" style:justify-single-word="false" fo:keep-with-next="always"/>
      <style:text-properties style:font-name="Times New Roman" fo:font-size="12pt" fo:font-weight="bold" style:font-name-asian="Times New Roman" style:font-size-asian="12pt" style:font-weight-asian="bold" style:font-size-complex="12pt"/>
    </style:style>
    <style:style style:name="P32" style:family="paragraph" style:parent-style-name="Normal">
      <style:paragraph-properties fo:margin-top="0.0835in" fo:margin-bottom="0.0835in" loext:contextual-spacing="false" fo:text-align="center" style:justify-single-word="false" fo:keep-with-next="always"/>
      <style:text-properties fo:color="#0070c0" style:font-name="Times New Roman" fo:font-size="12pt" fo:font-style="italic" fo:font-weight="bold" style:font-name-asian="Times New Roman" style:font-size-asian="12pt" style:font-style-asian="italic" style:font-weight-asian="bold" style:font-size-complex="12pt" style:font-style-complex="italic"/>
    </style:style>
    <style:style style:name="P33" style:family="paragraph" style:parent-style-name="Normal">
      <style:paragraph-properties fo:margin-top="0.0835in" fo:margin-bottom="0.0835in" loext:contextual-spacing="false" fo:text-align="center" style:justify-single-word="false" fo:keep-with-next="always"/>
    </style:style>
    <style:style style:name="P34" style:family="paragraph" style:parent-style-name="Normal">
      <style:paragraph-properties fo:margin-top="0.0417in" fo:margin-bottom="0.0417in" loext:contextual-spacing="false" fo:text-align="justify" style:justify-single-word="false"/>
      <style:text-properties style:font-name="Times New Roman" fo:font-size="12pt" fo:font-weight="bold" style:font-size-asian="12pt" style:font-weight-asian="bold" style:font-size-complex="12pt" style:font-style-complex="italic"/>
    </style:style>
    <style:style style:name="P35" style:family="paragraph" style:parent-style-name="Normal">
      <style:paragraph-properties fo:margin-top="0.0417in" fo:margin-bottom="0.0417in" loext:contextual-spacing="false" fo:text-align="justify" style:justify-single-word="false">
        <style:tab-stops>
          <style:tab-stop style:position="1in"/>
        </style:tab-stops>
      </style:paragraph-properties>
      <style:text-properties style:font-name="Times New Roman" fo:font-size="12pt" fo:font-weight="bold" style:font-name-asian="Malgun Gothic" style:font-size-asian="12pt" style:font-weight-asian="bold" style:font-size-complex="12pt"/>
    </style:style>
    <style:style style:name="P36" style:family="paragraph" style:parent-style-name="Normal">
      <style:paragraph-properties fo:margin-top="0.0417in" fo:margin-bottom="0.0417in" loext:contextual-spacing="false" fo:text-align="justify" style:justify-single-word="false"/>
      <style:text-properties style:font-name="Times New Roman" fo:font-size="12pt" style:font-size-asian="12pt" style:font-size-complex="12pt"/>
    </style:style>
    <style:style style:name="P37" style:family="paragraph" style:parent-style-name="Normal">
      <style:paragraph-properties fo:margin-top="0.0417in" fo:margin-bottom="0.0417in" loext:contextual-spacing="false" fo:text-align="justify" style:justify-single-word="false"/>
      <style:text-properties style:font-name="Times New Roman" fo:font-size="12pt" fo:font-style="italic" style:font-name-asian="Times New Roman" style:font-size-asian="12pt" style:font-style-asian="italic" style:font-size-complex="12pt"/>
    </style:style>
    <style:style style:name="P38" style:family="paragraph" style:parent-style-name="Normal">
      <style:paragraph-properties fo:margin-top="0.0417in" fo:margin-bottom="0.0417in" loext:contextual-spacing="false" fo:text-align="justify" style:justify-single-word="false"/>
      <style:text-properties fo:color="#0070c0" style:font-name="Times New Roman" fo:font-size="12pt" fo:font-style="italic" fo:font-weight="bold" style:font-size-asian="12pt" style:font-style-asian="italic" style:font-weight-asian="bold" style:font-size-complex="12pt"/>
    </style:style>
    <style:style style:name="P39" style:family="paragraph" style:parent-style-name="Normal">
      <style:paragraph-properties fo:margin-top="0.0417in" fo:margin-bottom="0.0417in" loext:contextual-spacing="false" fo:text-align="justify" style:justify-single-word="false"/>
    </style:style>
    <style:style style:name="P40" style:family="paragraph" style:parent-style-name="Normal">
      <style:paragraph-properties fo:margin-left="0.25in" fo:margin-right="0in" fo:margin-top="0.0417in" fo:margin-bottom="0.0417in" loext:contextual-spacing="false" fo:text-align="justify" style:justify-single-word="false" fo:text-indent="-0.25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41" style:family="paragraph" style:parent-style-name="Normal">
      <style:paragraph-properties fo:margin-left="0.25in" fo:margin-right="0in" fo:margin-top="0.0417in" fo:margin-bottom="0.0417in" loext:contextual-spacing="false" fo:text-align="justify" style:justify-single-word="false" fo:text-indent="-0.25in" style:auto-text-indent="false">
        <style:tab-stops/>
      </style:paragraph-properties>
      <style:text-properties fo:color="#0070c0" style:font-name="Times New Roman"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Normal">
      <style:paragraph-properties fo:margin-left="0in" fo:margin-right="0.0189in" fo:margin-top="0.0835in" fo:margin-bottom="0.0835in" loext:contextual-spacing="false" fo:text-align="justify" style:justify-single-word="false" fo:orphans="0" fo:widows="0" fo:text-indent="0in" style:auto-text-indent="false" fo:keep-with-next="always"/>
      <style:text-properties style:font-name="Times New Roman" fo:font-size="12pt" fo:language="en" fo:country="GB" style:font-size-asian="12pt" style:font-size-complex="12pt"/>
    </style:style>
    <style:style style:name="P43" style:family="paragraph" style:parent-style-name="Normal">
      <style:paragraph-properties fo:margin-left="0in" fo:margin-right="0.0189in" fo:margin-top="0.0835in" fo:margin-bottom="0.0835in" loext:contextual-spacing="false" fo:text-align="justify" style:justify-single-word="false" fo:orphans="0" fo:widows="0" fo:text-indent="0in" style:auto-text-indent="false" fo:keep-with-next="always"/>
    </style:style>
    <style:style style:name="P44" style:family="paragraph" style:parent-style-name="Normal">
      <style:paragraph-properties fo:margin-left="0in" fo:margin-right="0.0189in" fo:margin-top="0.0835in" fo:margin-bottom="0.0835in" loext:contextual-spacing="false" fo:text-align="justify" style:justify-single-word="false" fo:orphans="0" fo:widows="0" fo:text-indent="0in" style:auto-text-indent="false" fo:keep-with-next="always"/>
      <style:text-properties fo:color="#0070c0" style:font-name="Times New Roman" fo:font-size="12pt" fo:language="en" fo:country="GB" fo:font-style="italic" style:font-size-asian="12pt" style:font-style-asian="italic" style:font-size-complex="12pt" style:font-style-complex="italic"/>
    </style:style>
    <style:style style:name="P45" style:family="paragraph" style:parent-style-name="Normal">
      <style:paragraph-properties fo:margin-left="0in" fo:margin-right="0.0189in" fo:margin-top="0.0835in" fo:margin-bottom="0.0835in" loext:contextual-spacing="false" fo:text-align="justify" style:justify-single-word="false" fo:text-indent="0in" style:auto-text-indent="false"/>
      <style:text-properties style:font-name="Times New Roman" fo:font-size="12pt" style:font-name-asian="Malgun Gothic" style:font-size-asian="12pt" style:language-asian="ko" style:country-asian="KR" style:font-size-complex="12pt"/>
    </style:style>
    <style:style style:name="P46" style:family="paragraph" style:parent-style-name="Normal">
      <style:paragraph-properties fo:margin-left="0in" fo:margin-right="0.0189in" fo:margin-top="0.0835in" fo:margin-bottom="0.0835in" loext:contextual-spacing="false" fo:text-align="justify" style:justify-single-word="false" fo:text-indent="0in" style:auto-text-indent="false"/>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47" style:family="paragraph" style:parent-style-name="Normal">
      <style:paragraph-properties fo:margin-left="0.5in" fo:margin-right="0in" fo:margin-top="0.0835in" fo:margin-bottom="0.0835in" loext:contextual-spacing="false" fo:text-align="justify" style:justify-single-word="false" fo:text-indent="0in" style:auto-text-indent="false">
        <style:tab-stops/>
      </style:paragraph-properties>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48" style:family="paragraph" style:parent-style-name="Normal">
      <style:paragraph-properties fo:margin-left="0.5in" fo:margin-right="0in" fo:margin-top="0.0835in" fo:margin-bottom="0.0835in" loext:contextual-spacing="false" fo:text-align="justify" style:justify-single-word="false" fo:text-indent="0in" style:auto-text-indent="false">
        <style:tab-stops/>
      </style:paragraph-properties>
      <style:text-properties fo:color="#0070c0" style:font-name="Times New Roman" fo:font-size="12pt" fo:font-style="italic" style:font-size-asian="12pt" style:font-style-asian="italic" style:font-size-complex="12pt" style:font-style-complex="italic"/>
    </style:style>
    <style:style style:name="P49" style:family="paragraph" style:parent-style-name="Normal">
      <style:paragraph-properties fo:margin-left="0.5in" fo:margin-right="0in" fo:margin-top="0.0835in" fo:margin-bottom="0.0835in" loext:contextual-spacing="false" fo:text-align="justify" style:justify-single-word="false" fo:text-indent="0in" style:auto-text-indent="false">
        <style:tab-stops/>
      </style:paragraph-properties>
    </style:style>
    <style:style style:name="P50" style:family="paragraph" style:parent-style-name="Normal">
      <style:paragraph-properties fo:margin-left="0.2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51" style:family="paragraph" style:parent-style-name="Normal">
      <style:paragraph-properties fo:margin-left="0.25in" fo:margin-right="0in" fo:margin-top="0.0835in" fo:margin-bottom="0.0835in" loext:contextual-spacing="false" fo:text-align="justify" style:justify-single-word="false" fo:text-indent="0in" style:auto-text-indent="false">
        <style:tab-stops/>
      </style:paragraph-properties>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52" style:family="paragraph" style:parent-style-name="Normal">
      <style:paragraph-properties fo:margin-left="0.75in" fo:margin-right="0in" fo:margin-top="0.0835in" fo:margin-bottom="0.0835in" loext:contextual-spacing="false" fo:text-align="justify" style:justify-single-word="false" fo:text-indent="0in" style:auto-text-indent="false">
        <style:tab-stops/>
      </style:paragraph-properties>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53" style:family="paragraph" style:parent-style-name="Normal" style:master-page-name="MPF0">
      <style:paragraph-properties fo:margin-top="0.0835in" fo:margin-bottom="0.0835in" loext:contextual-spacing="false" fo:text-align="center" style:justify-single-word="false" style:page-number="auto" fo:break-before="page"/>
      <style:text-properties style:font-name="Times New Roman" fo:font-size="16pt" fo:font-weight="bold" style:font-size-asian="16pt" style:font-weight-asian="bold" style:font-size-complex="16pt" style:font-weight-complex="bold"/>
    </style:style>
    <style:style style:name="P54" style:family="paragraph" style:parent-style-name="Normal" style:list-style-name="L2">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55" style:family="paragraph" style:parent-style-name="Normal" style:list-style-name="L3">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56" style:family="paragraph" style:parent-style-name="Normal" style:list-style-name="L5">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57" style:family="paragraph" style:parent-style-name="Normal" style:list-style-name="L7">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58" style:family="paragraph" style:parent-style-name="Normal" style:list-style-name="L8">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59" style:family="paragraph" style:parent-style-name="Normal" style:list-style-name="L9">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60" style:family="paragraph" style:parent-style-name="Normal" style:list-style-name="L10">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61" style:family="paragraph" style:parent-style-name="Normal">
      <style:paragraph-properties fo:margin-top="0.0835in" fo:margin-bottom="0.0835in" loext:contextual-spacing="false" fo:text-align="justify" style:justify-single-word="false"/>
      <style:text-properties style:font-name="Times New Roman" fo:font-size="12pt" officeooo:paragraph-rsid="00045639" style:font-size-asian="12pt" style:font-size-complex="12pt"/>
    </style:style>
    <style:style style:name="P62" style:family="paragraph" style:parent-style-name="Normal">
      <style:paragraph-properties fo:margin-top="0.0835in" fo:margin-bottom="0.0835in" loext:contextual-spacing="false" fo:line-height="100%" fo:text-align="justify" style:justify-single-word="false"/>
      <style:text-properties style:font-name="Times New Roman" fo:font-size="12pt" officeooo:paragraph-rsid="00045639" style:font-size-asian="12pt" style:font-size-complex="12pt"/>
    </style:style>
    <style:style style:name="P63" style:family="paragraph" style:parent-style-name="Normal" style:list-style-name="L3">
      <style:paragraph-properties fo:margin-top="0.0835in" fo:margin-bottom="0.0835in" loext:contextual-spacing="false" fo:text-align="justify" style:justify-single-word="false"/>
    </style:style>
    <style:style style:name="P64" style:family="paragraph" style:parent-style-name="Normal" style:list-style-name="L5">
      <style:paragraph-properties fo:margin-top="0.0835in" fo:margin-bottom="0.0835in" loext:contextual-spacing="false" fo:text-align="justify" style:justify-single-word="false"/>
    </style:style>
    <style:style style:name="P65" style:family="paragraph" style:parent-style-name="Normal" style:list-style-name="L4">
      <style:paragraph-properties fo:margin-top="0.0835in" fo:margin-bottom="0.0835in" loext:contextual-spacing="false" fo:text-align="justify" style:justify-single-word="false"/>
    </style:style>
    <style:style style:name="P66" style:family="paragraph" style:parent-style-name="Normal">
      <style:paragraph-properties fo:margin-top="0.0835in" fo:margin-bottom="0.0835in" loext:contextual-spacing="false" fo:text-align="justify" style:justify-single-word="false"/>
      <style:text-properties officeooo:paragraph-rsid="00045639"/>
    </style:style>
    <style:style style:name="P67" style:family="paragraph" style:parent-style-name="Normal" style:list-style-name="L1">
      <style:paragraph-properties fo:margin-left="0.5909in" fo:margin-right="0in" fo:margin-top="0.0835in" fo:margin-bottom="0.0835in" loext:contextual-spacing="false" fo:text-align="justify" style:justify-single-word="false" fo:text-indent="-0.1972in" style:auto-text-indent="false">
        <style:tab-stops>
          <style:tab-stop style:position="0in"/>
        </style:tab-stops>
      </style:paragraph-properties>
      <style:text-properties style:font-name="Times New Roman" fo:font-size="12pt" style:font-size-asian="12pt" style:font-size-complex="12pt" style:font-weight-complex="bold"/>
    </style:style>
    <style:style style:name="P68" style:family="paragraph" style:parent-style-name="Normal" style:list-style-name="L1">
      <style:paragraph-properties fo:margin-left="0.5909in" fo:margin-right="0in" fo:margin-top="0.0835in" fo:margin-bottom="0.0835in" loext:contextual-spacing="false" fo:text-align="justify" style:justify-single-word="false" fo:text-indent="-0.1972in" style:auto-text-indent="false">
        <style:tab-stops>
          <style:tab-stop style:position="0in"/>
        </style:tab-stops>
      </style:paragraph-properties>
      <style:text-properties fo:color="#0070c0" style:font-name="Times New Roman" fo:font-size="12pt" fo:font-style="italic" style:font-size-asian="12pt" style:font-style-asian="italic" style:font-size-complex="12pt" style:font-style-complex="italic" style:font-weight-complex="bold"/>
    </style:style>
    <style:style style:name="P69" style:family="paragraph" style:parent-style-name="Normal" style:list-style-name="L4">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70" style:family="paragraph" style:parent-style-name="Normal" style:list-style-name="L6">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71" style:family="paragraph" style:parent-style-name="Normal" style:list-style-name="L9">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72" style:family="paragraph" style:parent-style-name="Normal" style:list-style-name="L4">
      <style:paragraph-properties fo:margin-left="0.75in" fo:margin-right="0in" fo:margin-top="0.0835in" fo:margin-bottom="0.0835in" loext:contextual-spacing="false" fo:text-align="justify" style:justify-single-word="false" fo:text-indent="0in" style:auto-text-indent="false">
        <style:tab-stops/>
      </style:paragraph-properties>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P73" style:family="paragraph" style:parent-style-name="Normal" style:list-style-name="L4">
      <style:paragraph-properties fo:margin-left="0.75in" fo:margin-right="0in" fo:margin-top="0.0835in" fo:margin-bottom="0.0835in" loext:contextual-spacing="false" fo:text-align="justify" style:justify-single-word="false" fo:text-indent="0in" style:auto-text-indent="false">
        <style:tab-stops/>
      </style:paragraph-properties>
    </style:style>
    <style:style style:name="P74" style:family="paragraph" style:parent-style-name="Normal" style:list-style-name="L6">
      <style:paragraph-properties fo:margin-left="0.5in" fo:margin-right="0in" fo:margin-top="0.0835in" fo:margin-bottom="0.0835in" loext:contextual-spacing="false" fo:text-align="justify" style:justify-single-word="false" fo:text-indent="0in" style:auto-text-indent="false">
        <style:tab-stops/>
      </style:paragraph-properties>
    </style:style>
    <style:style style:name="P75" style:family="paragraph" style:parent-style-name="Normal" style:list-style-name="L6">
      <style:paragraph-properties fo:margin-left="0in" fo:margin-right="0in" fo:margin-top="0.0835in" fo:margin-bottom="0.0835in" loext:contextual-spacing="false" fo:text-align="justify" style:justify-single-word="false" fo:text-indent="0in" style:auto-text-indent="false">
        <style:tab-stops/>
      </style:paragraph-properties>
    </style:style>
    <style:style style:name="P76" style:family="paragraph" style:parent-style-name="Normal">
      <style:paragraph-properties fo:margin-top="0.0417in" fo:margin-bottom="0.0417in" loext:contextual-spacing="false" fo:text-align="justify" style:justify-single-word="false"/>
      <style:text-properties officeooo:paragraph-rsid="00045639"/>
    </style:style>
    <style:style style:name="P77" style:family="paragraph" style:parent-style-name="Normal">
      <style:paragraph-properties fo:margin-top="0in" fo:margin-bottom="0in" loext:contextual-spacing="false" fo:line-height="115%" fo:text-align="justify" style:justify-single-word="false"/>
      <style:text-properties style:font-name="Times New Roman" fo:font-size="12pt" officeooo:paragraph-rsid="00045639" style:font-size-asian="12pt" style:font-name-complex="Times New Roman" style:font-size-complex="12pt"/>
    </style:style>
    <style:style style:name="P78" style:family="paragraph" style:parent-style-name="Header">
      <style:paragraph-properties fo:text-align="end" style:justify-single-word="false"/>
      <style:text-properties officeooo:paragraph-rsid="00045639"/>
    </style:style>
    <style:style style:name="P79" style:family="paragraph" style:parent-style-name="Header">
      <style:paragraph-properties fo:text-align="end" style:justify-single-word="false"/>
      <style:text-properties style:font-name="Times New Roman" fo:font-size="10pt" fo:language="en" fo:country="US" officeooo:paragraph-rsid="00045639" style:font-size-asian="10pt" style:font-size-complex="10pt"/>
    </style:style>
    <style:style style:name="T1" style:family="text">
      <style:text-properties style:font-name="Times New Roman" fo:font-size="10pt" fo:language="en" fo:country="US" fo:font-weight="bold" style:font-size-asian="10pt" style:font-weight-asian="bold" style:font-size-complex="10pt" style:font-weight-complex="bold"/>
    </style:style>
    <style:style style:name="T2" style:family="text">
      <style:text-properties style:font-name="Times New Roman" fo:font-size="10pt" fo:language="en" fo:country="US" style:font-size-asian="10pt" style:font-size-complex="10pt"/>
    </style:style>
    <style:style style:name="T3" style:family="text">
      <style:text-properties style:font-name="Times New Roman" fo:font-size="10pt" style:font-size-asian="10pt" style:font-size-complex="10pt"/>
    </style:style>
    <style:style style:name="T4" style:family="text">
      <style:text-properties style:font-name="Times New Roman" fo:font-size="14pt" fo:font-weight="bold" style:font-size-asian="14pt" style:font-weight-asian="bold" style:font-size-complex="14pt" style:font-style-complex="italic"/>
    </style:style>
    <style:style style:name="T5" style:family="text">
      <style:text-properties style:font-name="Times New Roman" fo:font-size="12pt" fo:font-style="italic" style:font-size-asian="12pt" style:font-style-asian="italic"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style="italic" style:font-name-asian="Times New Roman" style:font-size-asian="12pt" style:font-style-asian="italic"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 fo:font-size="12pt" style:font-size-asian="12pt" style:font-size-complex="12pt" style:font-weight-complex="bold"/>
    </style:style>
    <style:style style:name="T10" style:family="text">
      <style:text-properties style:font-name="Times New Roman" fo:font-size="12pt" style:font-size-asian="12pt" style:font-size-complex="12pt" style:font-style-complex="italic"/>
    </style:style>
    <style:style style:name="T11" style:family="text">
      <style:text-properties style:font-name="Times New Roman" fo:font-size="12pt" fo:background-color="#ffff00" loext:char-shading-value="0" style:font-size-asian="12pt" style:font-size-complex="12pt"/>
    </style:style>
    <style:style style:name="T12" style:family="text">
      <style:text-properties style:font-name="Times New Roman" fo:font-size="12pt" fo:background-color="#ffff00" loext:char-shading-value="0" style:font-size-asian="12pt" style:font-size-complex="12pt" style:font-weight-complex="bold"/>
    </style:style>
    <style:style style:name="T13" style:family="text">
      <style:text-properties style:font-name="Times New Roman" fo:font-size="12pt" fo:font-weight="bold" style:font-name-asian="Malgun Gothic" style:font-size-asian="12pt" style:font-weight-asian="bold" style:font-size-complex="12pt"/>
    </style:style>
    <style:style style:name="T14" style:family="text">
      <style:text-properties style:font-name="Times New Roman" fo:font-size="12pt" fo:font-weight="bold" style:font-name-asian="Malgun Gothic" style:font-size-asian="12pt" style:font-weight-asian="bold" style:font-size-complex="12pt" style:font-weight-complex="bold"/>
    </style:style>
    <style:style style:name="T15" style:family="text">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T16" style:family="text">
      <style:text-properties style:font-name="Times New Roman" fo:font-size="12pt" fo:font-weight="bold" style:font-name-asian="Times New Roman" style:font-size-asian="12pt" style:font-weight-asian="bold" style:font-size-complex="12pt" style:font-weight-complex="bold"/>
    </style:style>
    <style:style style:name="T17" style:family="text">
      <style:text-properties style:font-name="Times New Roman" fo:font-size="12pt" fo:font-weight="bold" style:font-size-asian="12pt" style:font-weight-asian="bold" style:font-size-complex="12pt"/>
    </style:style>
    <style:style style:name="T18" style:family="text">
      <style:text-properties style:font-name="Times New Roman" fo:font-size="12pt" fo:font-weight="bold" style:font-size-asian="12pt" style:font-weight-asian="bold" style:font-size-complex="12pt" style:font-weight-complex="bold"/>
    </style:style>
    <style:style style:name="T19" style:family="text">
      <style:text-properties style:font-name="Times New Roman" fo:font-size="12pt" style:font-name-asian="Times New Roman" style:font-size-asian="12pt" style:font-size-complex="12pt"/>
    </style:style>
    <style:style style:name="T20" style:family="text">
      <style:text-properties style:font-name="Times New Roman" fo:font-size="12pt" style:font-name-asian="Times New Roman" style:font-size-asian="12pt" style:font-size-complex="12pt" style:font-style-complex="italic"/>
    </style:style>
    <style:style style:name="T21" style:family="text">
      <style:text-properties style:font-name="Times New Roman" fo:font-size="12pt" fo:language="en" fo:country="GB" style:font-size-asian="12pt" style:font-size-complex="12pt"/>
    </style:style>
    <style:style style:name="T22" style:family="text">
      <style:text-properties style:font-name="Times New Roman" fo:font-size="12pt" fo:language="en" fo:country="GB" fo:font-weight="bold" style:font-size-asian="12pt" style:font-weight-asian="bold" style:font-size-complex="12pt"/>
    </style:style>
    <style:style style:name="T23" style:family="text">
      <style:text-properties style:font-name="Times New Roman" fo:font-size="12pt" fo:language="en" fo:country="GB" fo:font-weight="bold" style:font-size-asian="12pt" style:font-weight-asian="bold" style:font-size-complex="12pt" style:font-weight-complex="bold"/>
    </style:style>
    <style:style style:name="T24" style:family="text">
      <style:text-properties style:font-name="Times New Roman" fo:font-size="12pt" fo:language="en" fo:country="GB" style:font-name-asian="Malgun Gothic" style:font-size-asian="12pt" style:language-asian="ko" style:country-asian="KR" style:font-size-complex="12pt" style:font-weight-complex="bold"/>
    </style:style>
    <style:style style:name="T25" style:family="text">
      <style:text-properties style:font-name="Times New Roman" fo:font-size="12pt" style:font-name-asian="Malgun Gothic" style:font-size-asian="12pt" style:language-asian="ko" style:country-asian="KR" style:font-size-complex="12pt"/>
    </style:style>
    <style:style style:name="T26" style:family="text">
      <style:text-properties fo:color="#0070c0" style:font-name="Times New Roman" fo:font-size="12pt" fo:font-style="italic" style:font-size-asian="12pt" style:font-style-asian="italic" style:font-size-complex="12pt"/>
    </style:style>
    <style:style style:name="T27" style:family="text">
      <style:text-properties fo:color="#0070c0" style:font-name="Times New Roman" fo:font-size="12pt" fo:font-style="italic" style:font-size-asian="12pt" style:font-style-asian="italic" style:font-size-complex="12pt" style:font-style-complex="italic"/>
    </style:style>
    <style:style style:name="T28" style:family="text">
      <style:text-properties fo:color="#0070c0" style:font-name="Times New Roman" fo:font-size="12pt" fo:font-style="italic" style:font-name-asian="Times New Roman" style:font-size-asian="12pt" style:font-style-asian="italic" style:font-size-complex="12pt" style:font-style-complex="italic"/>
    </style:style>
    <style:style style:name="T29" style:family="text">
      <style:text-properties fo:color="#0070c0" style:font-name="Times New Roman" fo:font-size="12pt" fo:font-style="italic" fo:font-weight="bold" style:font-name-asian="Malgun Gothic" style:font-size-asian="12pt" style:language-asian="ko" style:country-asian="KR" style:font-style-asian="italic" style:font-weight-asian="bold" style:font-size-complex="12pt" style:font-style-complex="italic" style:font-weight-complex="bold"/>
    </style:style>
    <style:style style:name="T30" style:family="text">
      <style:text-properties fo:color="#0070c0" style:font-name="Times New Roman" fo:font-size="12pt" fo:font-style="italic" fo:font-weight="bold" style:font-size-asian="12pt" style:font-style-asian="italic" style:font-weight-asian="bold" style:font-size-complex="12pt" style:font-style-complex="italic" style:font-weight-complex="bold"/>
    </style:style>
    <style:style style:name="T31" style:family="text">
      <style:text-properties fo:color="#0070c0" style:font-name="Times New Roman" fo:font-size="12pt" fo:font-style="italic" style:font-name-asian="Malgun Gothic" style:font-size-asian="12pt" style:language-asian="ko" style:country-asian="KR" style:font-style-asian="italic" style:font-size-complex="12pt" style:font-style-complex="italic"/>
    </style:style>
    <style:style style:name="T32" style:family="text">
      <style:text-properties fo:color="#0070c0" style:font-name="Times New Roman" fo:font-size="12pt" fo:font-style="italic" fo:background-color="#ffff00" loext:char-shading-value="0" style:font-size-asian="12pt" style:font-style-asian="italic" style:font-size-complex="12pt" style:font-style-complex="italic"/>
    </style:style>
    <style:style style:name="T33" style:family="text">
      <style:text-properties fo:color="#0070c0" style:font-name="Times New Roman" fo:font-size="12pt" fo:background-color="#ffff00" loext:char-shading-value="0" style:font-size-asian="12pt" style:font-size-complex="12pt"/>
    </style:style>
    <style:style style:name="T34" style:family="text">
      <style:text-properties fo:color="#0070c0" style:font-name="Times New Roman" fo:font-size="12pt" style:font-name-asian="Malgun Gothic" style:font-size-asian="12pt" style:language-asian="ko" style:country-asian="KR"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_5f_CharLFO7LVL3" style:num-suffix="." style:num-format="I">
        <style:list-level-properties text:list-level-position-and-space-mode="label-alignment">
          <style:list-level-label-alignment text:label-followed-by="listtab" fo:text-indent="-0.5in" fo:margin-left="2.1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ia chi" text:name="py3o.objects.partner_id.vietnam_full_address"/>
        <text:user-field-decl office:value-type="string" office:string-value="MST" text:name="py3o.objects.partner_id.vat"/>
        <text:user-field-decl office:value-type="string" office:string-value="Dia chi" text:name="py3o.objects.company_id.partner_id.vietnam_full_address"/>
        <text:user-field-decl office:value-type="string" office:string-value="Tel" text:name="py3o.objects.company_id.phone"/>
        <text:user-field-decl office:value-type="string" office:string-value="MST" text:name="py3o.objects.company_id.vat"/>
        <text:user-field-decl office:value-type="string" office:string-value="Ten cong ty" text:name="py3o.objects.company_id.name"/>
      </text:user-field-decls>
      <text:p text:style-name="P53"><text:bookmark-start text:name="_Hlk521576981"/>HỢP ĐỒNG THƯƠNG MẠI</text:p>
      <text:p text:style-name="P9">COMMERCIAL CONTRACT</text:p>
      <text:p text:style-name="P15"><text:span text:style-name="Default_20_Paragraph_20_Font"><text:span text:style-name="T8">Số </text:span></text:span><text:span text:style-name="Default_20_Paragraph_20_Font"><text:span text:style-name="T5">(No.)</text:span></text:span><text:span text:style-name="Default_20_Paragraph_20_Font"><text:span text:style-name="T8">: </text:span></text:span><text:span text:style-name="Default_20_Paragraph_20_Font"><text:span text:style-name="T11">.............</text:span></text:span><text:span text:style-name="Default_20_Paragraph_20_Font"><text:span text:style-name="T8">/HD/PCBG-2020</text:span></text:span></text:p>
      <text:p text:style-name="P17"/>
      <text:p text:style-name="P19">Căn cứ:</text:p>
      <text:list xml:id="list2885945979" text:style-name="L1">
        <text:list-item>
          <text:p text:style-name="P67">Bộ luật Dân sự số 91/2015/QH13 ngày 24/11/2015;</text:p>
        </text:list-item>
        <text:list-item>
          <text:p text:style-name="P67">Luật Thương mại số 36/2005/QH11 ngày 14/6/2005;</text:p>
        </text:list-item>
        <text:list-item>
          <text:p text:style-name="P67">Luật Công nghê ̣thông tin và các văn bản pháp luật hiện hành có liên quan;</text:p>
        </text:list-item>
        <text:list-item>
          <text:p text:style-name="P67">Khả năng và nhu cầu của hai bên</text:p>
        </text:list-item>
        <text:list-item>
          <text:p text:style-name="P68">Pursuant to the Civil Code No. 91/2015/QH13 dated November 24, 2015</text:p>
        </text:list-item>
        <text:list-item>
          <text:p text:style-name="P68">Pursuant to the Commercial Code No. 36/2005/QH11 dated June 14, 2005</text:p>
        </text:list-item>
        <text:list-item>
          <text:p text:style-name="P68">Pursuant to the Information Technology Law and current relevant legal and regulatory documents;</text:p>
        </text:list-item>
        <text:list-item>
          <text:p text:style-name="P68">Based on the capability and requests of each party.</text:p>
        </text:list-item>
      </text:list>
      <text:p text:style-name="P28"><text:span text:style-name="Default_20_Paragraph_20_Font"><text:span text:style-name="T8">Hợp đồng thương mại (sau đây gọi tắt là “</text:span></text:span><text:span text:style-name="Default_20_Paragraph_20_Font"><text:span text:style-name="T9">Hợp đồng</text:span></text:span><text:span text:style-name="Default_20_Paragraph_20_Font"><text:span text:style-name="T8">”) này được ký kết và có hiệu lực từ ngày </text:span></text:span><text:span text:style-name="Default_20_Paragraph_20_Font"><text:span text:style-name="T11">…/…/……</text:span></text:span><text:span text:style-name="Default_20_Paragraph_20_Font"><text:span text:style-name="T10"> bởi và giữa các Bên có tên dưới đây:</text:span></text:span></text:p>
      <text:p text:style-name="P28"><text:span text:style-name="Default_20_Paragraph_20_Font"><text:span text:style-name="T26">This Commercial Contract (“Contract”) is entered and come into effect from </text:span></text:span><text:span text:style-name="Default_20_Paragraph_20_Font"><text:span text:style-name="T33">…/…/……</text:span></text:span><text:span text:style-name="Default_20_Paragraph_20_Font"><text:span text:style-name="T26"> by and between the following Parties:</text:span></text:span></text:p>
      <table:table table:name="Table1" table:style-name="Table1">
        <table:table-column table:style-name="Table1.A"/>
        <table:table-column table:style-name="Table1.B"/>
        <table:table-row>
          <table:table-cell table:style-name="Table1.A1" office:value-type="string">
            <text:p text:style-name="P34">Bên A (Bên mua):</text:p>
            <text:p text:style-name="P38">Party A (Buyer)</text:p>
          </table:table-cell>
          <table:table-cell table:style-name="Table1.A1" office:value-type="string">
            <text:p text:style-name="P35"/>
          </table:table-cell>
        </table:table-row>
        <table:table-row table:style-name="Table1.2">
          <table:table-cell table:style-name="Table1.A1" office:value-type="string">
            <text:p text:style-name="P39"><text:span text:style-name="Default_20_Paragraph_20_Font"><text:span text:style-name="T8">Địa chỉ / </text:span></text:span><text:span text:style-name="Default_20_Paragraph_20_Font"><text:span text:style-name="T27">Address</text:span></text:span></text:p>
          </table:table-cell>
          <table:table-cell table:style-name="Table1.A1" office:value-type="string">
            <text:p text:style-name="P62"><text:user-field-get text:name="py3o.objects.partner_id.vietnam_full_address">Dia chi</text:user-field-get></text:p>
          </table:table-cell>
        </table:table-row>
        <table:table-row>
          <table:table-cell table:style-name="Table1.A1" office:value-type="string">
            <text:p text:style-name="P36">Tel:</text:p>
          </table:table-cell>
          <table:table-cell table:style-name="Table1.A1" office:value-type="string">
            <text:p text:style-name="P77"><text:text-input text:description="py3o://function=&quot;objects.partner_id.mobile or objects.partner_id.phone or ''&quot;">Tel</text:text-input></text:p>
          </table:table-cell>
        </table:table-row>
        <table:table-row>
          <table:table-cell table:style-name="Table1.A1" office:value-type="string">
            <text:p text:style-name="P39"><text:span text:style-name="Default_20_Paragraph_20_Font"><text:span text:style-name="T8">Mã số thuế / </text:span></text:span><text:span text:style-name="Default_20_Paragraph_20_Font"><text:span text:style-name="T27">Tax Code</text:span></text:span></text:p>
          </table:table-cell>
          <table:table-cell table:style-name="Table1.A1" office:value-type="string">
            <text:p text:style-name="P61"><text:user-field-get text:name="py3o.objects.partner_id.vat">MST</text:user-field-get></text:p>
          </table:table-cell>
        </table:table-row>
        <table:table-row>
          <table:table-cell table:style-name="Table1.A1" office:value-type="string">
            <text:p text:style-name="P39"><text:span text:style-name="Default_20_Paragraph_20_Font"><text:span text:style-name="T8">Đại diện bởi / </text:span></text:span><text:span text:style-name="Default_20_Paragraph_20_Font"><text:span text:style-name="T27">Represented by</text:span></text:span></text:p>
          </table:table-cell>
          <table:table-cell table:style-name="Table1.A1" office:value-type="string">
            <text:p text:style-name="P36"/>
          </table:table-cell>
        </table:table-row>
        <table:table-row>
          <table:table-cell table:style-name="Table1.A1" office:value-type="string">
            <text:p text:style-name="P39"><text:span text:style-name="Default_20_Paragraph_20_Font"><text:span text:style-name="T8">Chức vụ / </text:span></text:span><text:span text:style-name="Default_20_Paragraph_20_Font"><text:span text:style-name="T27">Position</text:span></text:span></text:p>
          </table:table-cell>
          <table:table-cell table:style-name="Table1.A1" office:value-type="string">
            <text:p text:style-name="P37"/>
          </table:table-cell>
        </table:table-row>
        <table:table-row>
          <table:table-cell table:style-name="Table1.A1" office:value-type="string">
            <text:p text:style-name="P40">Bên B (Bên bán)</text:p>
            <text:p text:style-name="P41">Party B (Seller)</text:p>
          </table:table-cell>
          <table:table-cell table:style-name="Table1.A1" office:value-type="string">
            <text:p text:style-name="P66"><text:span text:style-name="Default_20_Paragraph_20_Font"><text:span text:style-name="T14"><text:text-input text:description="py3o://function=&quot;objects.company_id.name.upper()&quot;">Ben Ban</text:text-input></text:span></text:span></text:p>
          </table:table-cell>
        </table:table-row>
        <table:table-row>
          <table:table-cell table:style-name="Table1.A1" office:value-type="string">
            <text:p text:style-name="P39"><text:span text:style-name="Default_20_Paragraph_20_Font"><text:span text:style-name="T8">Địa chỉ / </text:span></text:span><text:span text:style-name="Default_20_Paragraph_20_Font"><text:span text:style-name="T27">Address</text:span></text:span></text:p>
          </table:table-cell>
          <table:table-cell table:style-name="Table1.A1" office:value-type="string">
            <text:p text:style-name="P76"><text:span text:style-name="Default_20_Paragraph_20_Font"><text:span text:style-name="T19"><text:user-field-get text:name="py3o.objects.company_id.partner_id.vietnam_full_address">Dia chi</text:user-field-get></text:span></text:span><text:span text:style-name="Default_20_Paragraph_20_Font"><text:span text:style-name="T19"><text:s/></text:span></text:span></text:p>
          </table:table-cell>
        </table:table-row>
        <text:soft-page-break/>
        <table:table-row>
          <table:table-cell table:style-name="Table1.A1" office:value-type="string">
            <text:p text:style-name="P36">Tel:</text:p>
          </table:table-cell>
          <table:table-cell table:style-name="Table1.A1" office:value-type="string">
            <text:p text:style-name="P66"><text:span text:style-name="Default_20_Paragraph_20_Font"><text:span text:style-name="T8"><text:user-field-get text:name="py3o.objects.company_id.phone">Tel</text:user-field-get></text:span></text:span></text:p>
          </table:table-cell>
        </table:table-row>
        <table:table-row>
          <table:table-cell table:style-name="Table1.A1" office:value-type="string">
            <text:p text:style-name="P39"><text:span text:style-name="Default_20_Paragraph_20_Font"><text:span text:style-name="T8">Mã số thuế / </text:span></text:span><text:span text:style-name="Default_20_Paragraph_20_Font"><text:span text:style-name="T27">Tax Code</text:span></text:span></text:p>
          </table:table-cell>
          <table:table-cell table:style-name="Table1.A1" office:value-type="string">
            <text:p text:style-name="P66"><text:span text:style-name="Default_20_Paragraph_20_Font"><text:span text:style-name="T19"><text:user-field-get text:name="py3o.objects.company_id.vat">MST</text:user-field-get></text:span></text:span></text:p>
          </table:table-cell>
        </table:table-row>
        <table:table-row>
          <table:table-cell table:style-name="Table1.A1" office:value-type="string">
            <text:p text:style-name="P39"><text:span text:style-name="Default_20_Paragraph_20_Font"><text:span text:style-name="T8">Đại diện bởi / </text:span></text:span><text:span text:style-name="Default_20_Paragraph_20_Font"><text:span text:style-name="T27">Represented by</text:span></text:span></text:p>
          </table:table-cell>
          <table:table-cell table:style-name="Table1.A1" office:value-type="string">
            <text:p text:style-name="P39"><text:span text:style-name="Default_20_Paragraph_20_Font"><text:span text:style-name="T8">Ông </text:span></text:span><text:span text:style-name="Default_20_Paragraph_20_Font"><text:span text:style-name="T17">Lê Thanh Tuấn</text:span></text:span></text:p>
          </table:table-cell>
        </table:table-row>
        <table:table-row>
          <table:table-cell table:style-name="Table1.A1" office:value-type="string">
            <text:p text:style-name="P39"><text:span text:style-name="Default_20_Paragraph_20_Font"><text:span text:style-name="T8">Chức vụ / </text:span></text:span><text:span text:style-name="Default_20_Paragraph_20_Font"><text:span text:style-name="T27">Position</text:span></text:span></text:p>
          </table:table-cell>
          <table:table-cell table:style-name="Table1.A1" office:value-type="string">
            <text:p text:style-name="P39"><text:span text:style-name="Default_20_Paragraph_20_Font"><text:span text:style-name="T19">Giám đốc / </text:span></text:span><text:span text:style-name="Default_20_Paragraph_20_Font"><text:span text:style-name="T28">Director</text:span></text:span></text:p>
          </table:table-cell>
        </table:table-row>
      </table:table>
      <text:p text:style-name="P42"/>
      <text:p text:style-name="P43"><text:span text:style-name="Default_20_Paragraph_20_Font"><text:span text:style-name="T21">Bên A và Bên B trong Hợp đồng này có thể được gọi chung là “</text:span></text:span><text:span text:style-name="Default_20_Paragraph_20_Font"><text:span text:style-name="T23">Các Bên</text:span></text:span><text:span text:style-name="Default_20_Paragraph_20_Font"><text:span text:style-name="T21">” hoặc “</text:span></text:span><text:span text:style-name="Default_20_Paragraph_20_Font"><text:span text:style-name="T22">Hai Bên</text:span></text:span><text:span text:style-name="Default_20_Paragraph_20_Font"><text:span text:style-name="T21">” và được gọi riêng là “</text:span></text:span><text:span text:style-name="Default_20_Paragraph_20_Font"><text:span text:style-name="T23">Bên</text:span></text:span><text:span text:style-name="Default_20_Paragraph_20_Font"><text:span text:style-name="T21">”.</text:span></text:span></text:p>
      <text:p text:style-name="P44">Party A and Party B in this Agreement may be collectively referred to as the “Parties” and individually referred to as the “Party”.</text:p>
      <text:p text:style-name="P45">Hai Bên đã cùng bàn bạc và đồng ý ký kết Hợp đồng này với các điều khoản sau và điều kiện như sau:</text:p>
      <text:p text:style-name="P46">Both Parties have mutually discussed and agreed to sign this Agreement with the following terms and conditions:</text:p>
      <text:p text:style-name="P29"><text:bookmark-end text:name="_Hlk521576981"/><text:span text:style-name="Default_20_Paragraph_20_Font"><text:span text:style-name="T16">ĐIỀU 1</text:span></text:span><text:span text:style-name="Default_20_Paragraph_20_Font"><text:span text:style-name="T15">:<text:tab/>CHI TIẾT VỀ SẢN PHẨM VÀ DỊCH VỤ</text:span></text:span></text:p>
      <text:p text:style-name="P30">ARTICLE 1: DETAIL OF SOFTWARE AND SERIVCES</text:p>
      <text:list xml:id="list3003495695" text:style-name="L2">
        <text:list-item>
          <text:p text:style-name="P54">Chi tiết về sản phẩm và dịch vụ: quy định tại Phụ lục 01 của Hợp đồng này.</text:p>
        </text:list-item>
      </text:list>
      <text:p text:style-name="P47">Detail of software and services: specified in Appendix 01 of this Contract.</text:p>
      <text:list xml:id="list145605609614645" text:continue-numbering="true" text:style-name="L2">
        <text:list-item>
          <text:p text:style-name="P54">Phí sản phẩm và dịch vụ: quy định tại Phụ lục 01 của Hợp đồng này.</text:p>
        </text:list-item>
      </text:list>
      <text:p text:style-name="P47">Fee of software and services: specified in Appendix 01 of this Contract.</text:p>
      <text:list xml:id="list145605917790925" text:continue-numbering="true" text:style-name="L2">
        <text:list-item>
          <text:p text:style-name="P54">Thời hạn chuyển giao: quy định tại Phụ lục 01 của Hợp đồng này.</text:p>
        </text:list-item>
      </text:list>
      <text:p text:style-name="P47">Deliver term: specified in Appendix 01 of this Contract.</text:p>
      <text:list xml:id="list145605719077793" text:continue-numbering="true" text:style-name="L2">
        <text:list-item>
          <text:p text:style-name="P54">Thông tin người sử dụng cuối: quy định tại Phụ lục 01 của Hợp đồng này.</text:p>
        </text:list-item>
      </text:list>
      <text:p text:style-name="P47">End-user detail: specified in Appendix 01 of this Contract.</text:p>
      <text:p text:style-name="P28"><text:span text:style-name="Default_20_Paragraph_20_Font"><text:span text:style-name="T16">ĐIỀU </text:span></text:span><text:span text:style-name="Default_20_Paragraph_20_Font"><text:span text:style-name="T15">2</text:span></text:span><text:span text:style-name="Default_20_Paragraph_20_Font"><text:span text:style-name="T16">: <text:tab/></text:span></text:span><text:span text:style-name="Default_20_Paragraph_20_Font"><text:span text:style-name="T17">BẢO HÀNH VÀ BẢO TRÌ</text:span></text:span></text:p>
      <text:p text:style-name="P28"><text:span text:style-name="Default_20_Paragraph_20_Font"><text:span text:style-name="T29">ARTICLE 2: WARRANTY</text:span></text:span></text:p>
      <text:list xml:id="list2606909229" text:style-name="L3">
        <text:list-item>
          <text:p text:style-name="P63"><text:span text:style-name="Default_20_Paragraph_20_Font"><text:span text:style-name="T9">Thời gian bảo hành và bảo trì: </text:span></text:span><text:span text:style-name="Default_20_Paragraph_20_Font"><text:span text:style-name="T25">quy định tại Phụ lục 01 của Hợp đồng này.</text:span></text:span></text:p>
        </text:list-item>
      </text:list>
      <text:p text:style-name="P47">Warranty period: specified in Appendix 01 of this Contract.</text:p>
      <text:list xml:id="list145605411356959" text:continue-numbering="true" text:style-name="L3">
        <text:list-item>
          <text:p text:style-name="P55">Bên A sẽ thông báo bằng văn bản cho Bên B bất kỳ thay đổi nào về địa chỉ bảo hành và trong văn bản cũng sẽ nêu rõ địa chỉ và người liên lạc. Việc thay đổi này cần có sự chấp thuận của Bên B.</text:p>
        </text:list-item>
      </text:list>
      <text:p text:style-name="P47"><text:soft-page-break/>Party A will inform to Party B by document about the changing warranty location and specify the person and address to contact. This change requires the approval of Party B.</text:p>
      <text:list xml:id="list145604947877832" text:continue-numbering="true" text:style-name="L3">
        <text:list-item>
          <text:p text:style-name="P55">Bên B sẽ thông báo bằng văn bản cho Bên A bất kỳ thay đổi nào về nhân sự và trong văn bản cũng sẽ nêu rõ địa chỉ liên lạc của nhân viên thực hiện bảo hành thay thế.</text:p>
        </text:list-item>
      </text:list>
      <text:p text:style-name="P47">Party B will inform to Party A by document about the changing warranty location and specify the person and address to contact. This change requires the approval of Party A.</text:p>
      <text:list xml:id="list145604218046178" text:continue-numbering="true" text:style-name="L3">
        <text:list-item>
          <text:p text:style-name="P63"><text:span text:style-name="Default_20_Paragraph_20_Font"><text:span text:style-name="T25">Điều kiện miễn bảo hành /</text:span></text:span> <text:span text:style-name="Default_20_Paragraph_20_Font"><text:span text:style-name="T31">Warranty-Exempt Conditions</text:span></text:span><text:span text:style-name="Default_20_Paragraph_20_Font"><text:span text:style-name="T34">: </text:span></text:span></text:p>
        </text:list-item>
      </text:list>
      <text:p text:style-name="P50">Bên B được miễn trách nhiệm bảo hành trong các trường hợp sau</text:p>
      <text:p text:style-name="P51">Party A shall be exempted from the responsibility of warranty in the following cases:</text:p>
      <text:list xml:id="list3895218056" text:style-name="L4">
        <text:list-item>
          <text:p text:style-name="P69">Do sự kiện bất khả kháng theo quy định tại Điều 6 Hợp đồng gây ra.</text:p>
        </text:list-item>
        <text:list-item>
          <text:p text:style-name="P72">Because of force majeure as described in Article 6 of the Contract.</text:p>
        </text:list-item>
        <text:list-item>
          <text:p text:style-name="P69">Bên A không đảm bảo các yêu cầu về an toàn kỹ thuật trong quá trình sử dụng và không tuân theo các hướng dẫn sử dụng của Bên B.</text:p>
        </text:list-item>
        <text:list-item>
          <text:p text:style-name="P72">Party A does not obey the technical safety requirements and instructions for use during the usage process.</text:p>
        </text:list-item>
      </text:list>
      <text:p text:style-name="P24">ĐIỀU 3:<text:tab/>ĐIỀU KHOẢN THANH TOÁN</text:p>
      <text:p text:style-name="P28"><text:span text:style-name="Default_20_Paragraph_20_Font"><text:span text:style-name="T29">ARTICLE 3: <text:s/>PAYMENT TERMS</text:span></text:span></text:p>
      <text:list xml:id="list2131699971" text:style-name="L5">
        <text:list-item>
          <text:p text:style-name="P56">Bên A sẽ thanh toán cho Bên B phí sản phẩm và dịch vụ một lần hoặc theo từng đợt như thỏa thuận được quy định tại Phụ Lục 01 của Hợp đồng này.</text:p>
        </text:list-item>
      </text:list>
      <text:p text:style-name="P47">Party A will pay Party B the products and services fee one time or in installments as agreed in Appendix 01 of this Contract.</text:p>
      <text:list xml:id="list145605203111078" text:continue-numbering="true" text:style-name="L5">
        <text:list-item>
          <text:p text:style-name="P56">Phương thức thanh toán: chuyển khoản</text:p>
        </text:list-item>
      </text:list>
      <text:p text:style-name="P47">Payment method: bank transfer</text:p>
      <text:list xml:id="list145605101636095" text:continue-numbering="true" text:style-name="L5">
        <text:list-item>
          <text:p text:style-name="P64"><text:span text:style-name="Default_20_Paragraph_20_Font"><text:span text:style-name="T25">Thông tin chuyển khoản / </text:span></text:span><text:span text:style-name="Default_20_Paragraph_20_Font"><text:span text:style-name="T31">Transfer information</text:span></text:span><text:span text:style-name="Default_20_Paragraph_20_Font"><text:span text:style-name="T25">: </text:span></text:span></text:p>
        </text:list-item>
      </text:list>
      <text:list xml:id="list145204347119474" text:style-name="L4">
        <text:list-item>
          <text:p text:style-name="P73"><text:span text:style-name="Default_20_Paragraph_20_Font"><text:span text:style-name="T25">Người thụ hưởng / </text:span></text:span><text:span text:style-name="Default_20_Paragraph_20_Font"><text:span text:style-name="T31">Beneficiary</text:span></text:span><text:span text:style-name="Default_20_Paragraph_20_Font"><text:span text:style-name="T25">: </text:span></text:span><text:span text:style-name="Default_20_Paragraph_20_Font"><text:span text:style-name="T15">Công ty TNHH PCB GraphTech Viet Nam</text:span></text:span></text:p>
        </text:list-item>
        <text:list-item>
          <text:p text:style-name="P73"><text:span text:style-name="Default_20_Paragraph_20_Font"><text:span text:style-name="T25">Số tài khoản / </text:span></text:span><text:span text:style-name="Default_20_Paragraph_20_Font"><text:span text:style-name="T31">Account No.</text:span></text:span><text:span text:style-name="Default_20_Paragraph_20_Font"><text:span text:style-name="T25">: </text:span></text:span><text:span text:style-name="Default_20_Paragraph_20_Font"><text:span text:style-name="T15">227456659 (VND) - 227738389 (USD)</text:span></text:span></text:p>
        </text:list-item>
        <text:list-item>
          <text:p text:style-name="P73"><text:span text:style-name="Default_20_Paragraph_20_Font"><text:span text:style-name="T25">Tên ngân hàng / </text:span></text:span><text:span text:style-name="Default_20_Paragraph_20_Font"><text:span text:style-name="T31">Bank name</text:span></text:span><text:span text:style-name="Default_20_Paragraph_20_Font"><text:span text:style-name="T25">: </text:span></text:span><text:span text:style-name="Default_20_Paragraph_20_Font"><text:span text:style-name="T15">Ngân hàng TMCP Á Châu – PGD Maximark Cộng Hòa</text:span></text:span></text:p>
        </text:list-item>
      </text:list>
      <text:list xml:id="list145203671122196" text:style-name="L5">
        <text:list-item>
          <text:p text:style-name="P56"><text:soft-page-break/>Trường hợp Bên A phải thanh toán trước tiền Phí Dịch vụ cho Bên B, khoản tiền này được xem là khoản đặt cọc đảm bảo thực hiện toàn bộ Hợp đồng này. Nếu Hợp đồng này bị chấm dứt trước thời hạn do lỗi của Bên A theo Điều 4 mục 1 “Trách nhiệm của bên A”, thì Bên A sẽ chịu mất khoản tiền đặt cọc này theo quy định của Bộ luật Dân sự.</text:p>
        </text:list-item>
      </text:list>
      <text:p text:style-name="P24">ĐIỀU 4:<text:tab/>TRÁCH NHIỆM CỦA MỖI BÊN </text:p>
      <text:p text:style-name="P10">ARTICLE 4: Responsibilities of Both Parties</text:p>
      <text:list xml:id="list1723895857" text:style-name="L6">
        <text:list-item>
          <text:p text:style-name="P74"><text:span text:style-name="Default_20_Paragraph_20_Font"><text:span text:style-name="T25">Trách nhiệm của Bên A / </text:span></text:span><text:span text:style-name="Default_20_Paragraph_20_Font"><text:span text:style-name="T31">Responsibilities of Party A</text:span></text:span><text:span text:style-name="Default_20_Paragraph_20_Font"><text:span text:style-name="T25">:</text:span></text:span></text:p>
          <text:list>
            <text:list-item>
              <text:p text:style-name="P70">Ký Biên bản nghiệm thu khi Bên B hoàn thành bàn giao sản phẩm và dịch vụ phù hợp theo quy định Hợp đồng và sử dụng Phần mềm theo đúng cách thức hướng dẫn thích hợp của Bên B; thông báo cho Bên B những sự cố, khiếm khuyết trong lúc sử dụng sản phẩm và dịch vụ trong thời gian bảo hành.</text:p>
            </text:list-item>
          </text:list>
        </text:list-item>
      </text:list>
      <text:p text:style-name="P52">Sign the Acceptance minutes when Party B completes and hand over appropriate products and services in accordance with the Contract and use the Software in accordance with Party B's appropriate instructions; notify Party B of incidents and defects while using products and services during the warranty period.</text:p>
      <text:list xml:id="list145605723604580" text:continue-numbering="true" text:style-name="L6">
        <text:list-item>
          <text:list>
            <text:list-item>
              <text:p text:style-name="P70">Cử cán bộ kỹ thuật kiểm tra, giám sát trong suốt quá trình Bên B thực hiện cung cấp sản phẩm và dịch vụ, tham gia vận hành, chạy thử, bảo hành, bảo trì sản phẩm và dịch vụ do Bên B cung cấp.</text:p>
            </text:list-item>
          </text:list>
        </text:list-item>
      </text:list>
      <text:p text:style-name="P52">Appointing technical staff(s) to check and supervise during Party B's provision of products and services, participate in the operation, pre-test, warranty, maintenance of products and services provided by Party B.</text:p>
      <text:list xml:id="list145605914738572" text:continue-numbering="true" text:style-name="L6">
        <text:list-item>
          <text:list>
            <text:list-item>
              <text:p text:style-name="P70">Thanh toán cho Bên B theo đúng quy định của Hợp đồng.</text:p>
            </text:list-item>
          </text:list>
        </text:list-item>
      </text:list>
      <text:p text:style-name="P52">Pay to Party B in accordance with the provisions of the Contract.</text:p>
      <text:list xml:id="list145605005749813" text:continue-numbering="true" text:style-name="L6">
        <text:list-item>
          <text:p text:style-name="P74"><text:span text:style-name="Default_20_Paragraph_20_Font"><text:span text:style-name="T25">Trách nhiệm của Bên B / </text:span></text:span><text:span text:style-name="Default_20_Paragraph_20_Font"><text:span text:style-name="T31">Responsibilities of Party A</text:span></text:span><text:span text:style-name="Default_20_Paragraph_20_Font"><text:span text:style-name="T25">:</text:span></text:span></text:p>
          <text:list>
            <text:list-item>
              <text:p text:style-name="P70">Cung cấp và bàn giao sản phẩm và dịch vụ theo đúng theo quy định của Hợp đồng, lập Biên bản nghiệm thu để Bên A ký xác nhận khi hoàn thành.</text:p>
            </text:list-item>
          </text:list>
        </text:list-item>
      </text:list>
      <text:p text:style-name="P52">Provide and hand over products and services in accordance with the provisions of the Contract, make a Acceptance Minutes for Party A to sign for certification upon completion.</text:p>
      <text:list xml:id="list145604237277230" text:continue-numbering="true" text:style-name="L6">
        <text:list-item>
          <text:list>
            <text:list-item>
              <text:p text:style-name="P70">Cử nhân viên tư vấn và hướng dẫn cách thức sử dụng, cách thức vận hành sản phẩm và dịch vụ cho Bên A (nếu có);</text:p>
            </text:list-item>
          </text:list>
        </text:list-item>
      </text:list>
      <text:p text:style-name="P52">Appoint consultants and instruct how to use, how to operate products and services for Party A (if any);</text:p>
      <text:list xml:id="list145604915671234" text:continue-numbering="true" text:style-name="L6">
        <text:list-item>
          <text:list>
            <text:list-item>
              <text:p text:style-name="P70">Cung cấp bảo hành theo quy định tại Điều 2 của Hợp đồng. Tuân thủ đúng kế hoạch bảo hành, bảo trì (nếu có) theo điều kiện quy định của Hợp đồng và theo chính sách bảo hành của nhà sản xuất.</text:p>
            </text:list-item>
          </text:list>
        </text:list-item>
      </text:list>
      <text:p text:style-name="P52"><text:soft-page-break/>Provide warranty according to Article 2 of the Contract. Comply with the warranty and maintenance schedule (if any) according to the conditions specified in the contract and the manufacturer's warranty policy.</text:p>
      <text:list xml:id="list145605840910801" text:continue-numbering="true" text:style-name="L6">
        <text:list-item>
          <text:list>
            <text:list-item>
              <text:p text:style-name="P70">Bên B cam kết và bảo đảm vì lợi ích của Bên A rằng Bên B có đủ thẩm quyền và quyền hạn và đã được cấp tất cả các giấy phép, cho phép, phê chuẩn hoặc chấp thuận theo luật định để ký kết và thực hiện các nghĩa vụ theo Hợp Đồng này. Trường hợp Bên B không có các giấy phép, cho phép, phê chuẩn hoặc chấp thuận theo luật định để thực hiện các Dịch vụ theo Hợp Đồng này, Bên B phải chịu hoàn toàn trách nhiệm pháp lý với cơ quan Nhà nước.</text:p>
            </text:list-item>
          </text:list>
        </text:list-item>
      </text:list>
      <text:p text:style-name="P52">Party B commits and warrants for the benefit of Party A that it has full power and authority and has obtained all statutory licenses, permits, approvals or consents to enter into and perform its obligations under this Contract. In case Party A does not have all statutory licenses, permits, approvals or consents to provide Products and Services under this Contract, Party B shall be liable to all legal responsibilities with the State authorities</text:p>
      <text:list xml:id="list145604938610006" text:continue-numbering="true" text:style-name="L6">
        <text:list-item>
          <text:p text:style-name="P74"><text:span text:style-name="Default_20_Paragraph_20_Font"><text:span text:style-name="T25">Trách nhiệm chung /</text:span></text:span> <text:span text:style-name="Default_20_Paragraph_20_Font"><text:span text:style-name="T31">General Responsibilities</text:span></text:span><text:span text:style-name="Default_20_Paragraph_20_Font"><text:span text:style-name="T25">:</text:span></text:span></text:p>
          <text:list>
            <text:list-item>
              <text:p text:style-name="P70">Hai Bên cam kết thực hiện nghiêm chỉnh mọi điều khoản và điều kiện quy định trong Hợp đồng này.</text:p>
            </text:list-item>
          </text:list>
        </text:list-item>
      </text:list>
      <text:p text:style-name="P52">Both Parties commit to strictly comply with the terms and conditions as stated in this Contract. </text:p>
      <text:list xml:id="list145604004653418" text:continue-numbering="true" text:style-name="L6">
        <text:list-item>
          <text:list>
            <text:list-item>
              <text:p text:style-name="P70">Trong quá trình thực hiện Hợp đồng, Hai Bên cần chủ động thông báo cho nhau biết tiến độ thực hiện. Trong trường hợp phát sinh mâu thuẫn, Hai Bên sẽ cùng nhau giải quyết với tinh thần thiện chí, hợp tác.</text:p>
            </text:list-item>
          </text:list>
        </text:list-item>
      </text:list>
      <text:p text:style-name="P52">In the process of implementing the contract, both Parties shall actively inform each other of the progress. In case of conflict, both Parties shall work together to resolve the issues with the spirit of goodwill and and cooperation.</text:p>
      <text:list xml:id="list145604088206216" text:continue-numbering="true" text:style-name="L6">
        <text:list-item>
          <text:list>
            <text:list-item>
              <text:p text:style-name="P70">Bên nào vi phạm một trong những điều khoản đã thỏa thuận trong Hợp đồng này sẽ phải đền bù cho Bên kia những thiệt hại thực tế do vi phạm Hợp đồng của mình gây ra.</text:p>
            </text:list-item>
          </text:list>
        </text:list-item>
      </text:list>
      <text:p text:style-name="P52">Any party breaches any terms and conditions as agreed in this Contract shall have to compensate the other Party for the actual damage caused by the breach of its Contract.</text:p>
      <text:p text:style-name="P24">ĐIỀU 5:<text:tab/>QUYỀN SỞ HỮU TRÍ TUỆ</text:p>
      <text:p text:style-name="P10">ARTICLE 5: INTELLECTUAL PROPERTY</text:p>
      <text:list xml:id="list2899423017" text:style-name="L7">
        <text:list-item>
          <text:p text:style-name="P57">Tất cả công việc, sản phẩm, vật liệu liên quan đến sản phẩm và dịch vụ được cung cấp bởi Bên B cho Bên A phù hợp theo Hợp đồng này bao gồm nhưng không giới hạn đến tất cả các phát minh, sáng chế, sáng kiến, cải tiến, vật liệu, tài liệu, kỹ thuật, phương pháp và quy trình được hình thành, tạo ra, được đề xuất hoặc phát triển bởi riêng Bên B hoặc liên kết với Bên khác, cụ thể liên quan đến Hợp đồng này được chuẩn bị tại hoặc ngoài địa điểm của Bên A hoặc trong thời gian thực hiện Hợp đồng, Bên A và <text:soft-page-break/>Bên B đồng ý rằng bất kỳ sản phẩm và dịch vụ nào nêu trên thuộc đối tượng được bảo hộ quyền sở hữu trí tuệ và toàn bộ việc đăng ký quyền sở hữu trí tuệ có liên quan đến sản phẩm và dịch vụ nêu trên sẽ do Bên B quyết định và là tài sản duy nhất và độc quyền của Bên B.</text:p>
        </text:list-item>
      </text:list>
      <text:p text:style-name="P47">All work, products, materials or anything related to the Products and Services provided by Party B for Party A pursuant to this Agreement including but not limited to any and all discoveries, inventions, innovations, improvements, materials, documentation, techniques, methods and processes which are conceived, made, proposed or developed by Party B alone or with others specifically related to this Contract, whether or not prepared on or off the premises of Party A or during term of the Service under this Contract (collectively be termed as the "Work of Service"), Both Parties agree that if any Work of Service as staled above is subject to intellectual property protection and all intellectual property rights registrations related to such Work of Service above shall be solely decided by Party B and shall he the sole and exclusive properly of Party B.</text:p>
      <text:list xml:id="list145604006835299" text:continue-numbering="true" text:style-name="L7">
        <text:list-item>
          <text:p text:style-name="P57">Bên B đảm bảo với Bên A rằng: (1) Bên B là chủ sở hữu hợp pháp của tất cả các giấy phép và vật chất sử dụng cho việc thực hiện Dịch vụ và được quyền cấp quyền sử dụng cho Bên A (nếu áp dụng); và (2) không có khiếu nại, kiện tụng, thủ tục tố tụng đang chờ giải quyết hoặc đe dọa chống lại Bên B liên quan đến Dịch vụ hoặc Sản phẩm Dịch vụ được cho là vi phạm bất kỳ quyền sở hữu trí tuệ của bất kỳ Bên thứ ba nào. Nếu bất kỳ dịch vụ nào do Bên B cung cấp là đối tượng hoặc theo ý kiến của Bên A có thể trở thành đối tượng của bất kỳ khiếu nại, khiếu kiện, thủ tục tố tụng nào do việc vi phạm bất kỳ quyền sở hữu trí tuệ của Bên thứ ba nào, Bên B sẽ: (1) đảm bảo cho Bên A quyền tiếp tục sử dụng Dịch vụ, Sản phẩm của Dịch vụ hoặc Sản phẩm bị ảnh hưởng; hoặc (2) thay thế, sửa đổi Dịch vụ, Sản phẩm của Dịch vụ hoặc Sản phẩm để đảm bảo không vi phạm nhưng vẫn đảm bảo không làm suy giảm việc thực hiện hoặc công năng của nó; hoặc nếu trường hợp biện pháp (1) và (2) nêu trên trở nên không khả thi thì Bên B sẽ: (3) hoàn trả lại toàn bộ số tiền Bên A đã trả cho Bên B cho Dịch vụ đó.</text:p>
        </text:list-item>
      </text:list>
      <text:p text:style-name="P47">Party B further warrants to Party A that: (1) Party B is the lawful owner of licensee of all materials used to perform the Services and has the rights to grant such use by Party A (if applicable); and (2) there is no claim, litigation or proceeding pending or threatened against Party B with respect to the Service or Work of Service alleging infringement of any Intellectual Property Rights of any third Party. If any Services provided by Party B becomes, or in Party A's opinion may become, the subject of any claim, suit or proceeding for infringement of any Intellectual Property Rights, Party B shall (1) secure for Party A the right to continue using the affected the Service, Work of Service, Product; or (2) replace or modify the Service or Work of Service or Product to make it non-infringing without degrading its performanceor utility; or if neither (1) nor (2) isfeasible, then Party B shall (3) refund all money paid by Party A to Party B for such Services.</text:p>
      <text:p text:style-name="P24">ĐIỀU 6:<text:tab/>BẤT KHẢ KHÁNG</text:p>
      <text:p text:style-name="P10">ARTICLE 6: FORCE MAJEURE</text:p>
      <text:list xml:id="list831777618" text:style-name="L8">
        <text:list-item>
          <text:p text:style-name="P58">Bất cứ trường hợp, sự cố bất ngờ, không thể dự đoán và vượt ra ngoài khả năng kiểm soát của hai Bên mà các sự cố đó ngăn cản một phần hay toàn bộ việc thực hiện Hợp <text:soft-page-break/>đồng bao gồm nhưng không hạn chế đến thiên tai, hoả hoạn, chiến tranh, cấm vận, đình công được pháp luật công nhận sẽ được xem là trường hợp bất khả kháng.</text:p>
        </text:list-item>
      </text:list>
      <text:p text:style-name="P47">Any unforeseen and sudden circumstances beyond the control of the Parties to the Contract which unduly disturb or prevent the performance of Contract obligations, including but not limited to natural disasters, fire, war, embargoes, labor disputes shall be deemed as force majeure.</text:p>
      <text:list xml:id="list145604846422979" text:continue-numbering="true" text:style-name="L8">
        <text:list-item>
          <text:p text:style-name="P58">Nếu trường hợp bất khả kháng xảy ra, thời gian thực hiện Hợp đồng sẽ được gia hạn bằng với khoảng thời gian xảy ra trường hợp bất khả kháng.</text:p>
        </text:list-item>
      </text:list>
      <text:p text:style-name="P47">In the event offorce majeure, the time limit for performance of Contract shall be extended for a period corresponding to the duration of these circumstances.</text:p>
      <text:list xml:id="list145604516117237" text:continue-numbering="true" text:style-name="L8">
        <text:list-item>
          <text:p text:style-name="P58">Nếu thời gian gia hạn nêu trên kéo dài hơn hai tháng, Hai Bên sẽ thảo luận và tìm cách giải quyết một cách hợp lý nhất.</text:p>
        </text:list-item>
      </text:list>
      <text:p text:style-name="P47">If the event of force amjeure period exceeds two months, both Parties shall discuss to find out the best and reasonable solution.</text:p>
      <text:p text:style-name="P24">ĐIỀU 7:<text:tab/>CHẤM DỨT HỢP ĐỒNG</text:p>
      <text:p text:style-name="P10">ARTICLE 7: AGREEMENT TERMINATION</text:p>
      <text:list xml:id="list543967873" text:style-name="L9">
        <text:list-item>
          <text:p text:style-name="P59">Hợp đồng này sẽ bị chấm dứt khi có một trong trong các trường hợp sau:</text:p>
        </text:list-item>
      </text:list>
      <text:p text:style-name="P47">This Agreement is terminated in one of the-following cases:</text:p>
      <text:list xml:id="list145605501540798" text:continue-numbering="true" text:style-name="L9">
        <text:list-item>
          <text:list>
            <text:list-item>
              <text:p text:style-name="P71">Khi các Bên đã hoàn thành mọi nghĩa vụ và trách nhiệm theo quy định tại Hợp đồng này (trừ trách nhiệm bảo hành, phạt vi phạm hợp đồng, đền bù thiệt hại).</text:p>
            </text:list-item>
          </text:list>
        </text:list-item>
      </text:list>
      <text:p text:style-name="P52">When the Parties have fulfilled all obligations and responsibilities in accordance with this Contract (except warranty obligations, penalties for breach of contract, compensation for damages).</text:p>
      <text:list xml:id="list145604734778590" text:continue-numbering="true" text:style-name="L9">
        <text:list-item>
          <text:list>
            <text:list-item>
              <text:p text:style-name="P71">Chấm dứt một phần hoặc toàn bộ Hợp đồng và không phải bồi thường thiệt hại nếu Bên A không còn nhu cầu sử dụng Sản phẩm và Dịch vụ và đã thông báo trước cho Bên B bằng văn bản và được sự chấp thuận của Bên B.</text:p>
            </text:list-item>
          </text:list>
        </text:list-item>
      </text:list>
      <text:p text:style-name="P52">The Contract is partially or entirely terminated wihout compensation, if Party A have no demand to use the Products and Services and has notified Party B in writing and approved by Party B.</text:p>
      <text:list xml:id="list145604910291710" text:continue-numbering="true" text:style-name="L9">
        <text:list-item>
          <text:list>
            <text:list-item>
              <text:p text:style-name="P71">Một Bên vi phạm bất kỳ điều khoản nào của Hợp đồng mà không khắc phục được vi phạm trong thời hạn 07 ngày kể từ ngày nhận được thông báo từ Bên không vi phạm. Khi đó Bên không vi phạm có quyền chấm dứt Hợp đồng mà không phụ thuộc vào bất kỳ điều kiện nào khác.</text:p>
            </text:list-item>
          </text:list>
        </text:list-item>
      </text:list>
      <text:p text:style-name="P52">Any Party breaches any terms and conditions of this Contract but it fails to correct within 7 days after receving a notice sent by non-breaching Party. In this <text:soft-page-break/>case, the non-breaching party shall have right to terminate this Contract without depending on any other conditions.</text:p>
      <text:list xml:id="list145605226212150" text:continue-numbering="true" text:style-name="L9">
        <text:list-item>
          <text:list>
            <text:list-item>
              <text:p text:style-name="P71">Theo thỏa thuận của Hai Bên.</text:p>
            </text:list-item>
          </text:list>
        </text:list-item>
      </text:list>
      <text:p text:style-name="P52">As agreed by both Parties.</text:p>
      <text:list xml:id="list145605682395837" text:continue-numbering="true" text:style-name="L9">
        <text:list-item>
          <text:list>
            <text:list-item>
              <text:p text:style-name="P71">Trường hợp khác theo quy định tại Hợp đồng này và quy định pháp luật.</text:p>
            </text:list-item>
          </text:list>
        </text:list-item>
      </text:list>
      <text:p text:style-name="P52">Other cases as prescribed in this Contract and the law.</text:p>
      <text:list xml:id="list145604610922442" text:continue-numbering="true" text:style-name="L9">
        <text:list-item>
          <text:p text:style-name="P59">Trong mọi trường hợp chấm dứt Hợp đồng trước thời hạn do lỗi của Bên B, ngoài việc hoàn trả lại khoản tiền mà Bên A đã thanh toán trước (khoản đặt cọc) cho Bên B, Bên B còn bị phạt 8% giá trị Hợp đồng bị vi phạm và bồi thường thiệt hại (nếu có).</text:p>
        </text:list-item>
      </text:list>
      <text:p text:style-name="P47">In any cases that the Contract is teminated because of Party B's fault, Party B shall refund to Party A the amount paid in advance (deposit), Party B must pay the penalty 8% of the value of the breached Contract obligation portion and the compensation of loss and damages (if any).</text:p>
      <text:list xml:id="list145604177560863" text:continue-numbering="true" text:style-name="L9">
        <text:list-item>
          <text:p text:style-name="P59">Trong mọi trường hợp chấm dứt Hợp đồng trước thời hạn do lỗi của Bên A, Bên A sẽ chịu mất phần đã đặt cọc, bồi thường thiệt hại (nếu có) và bên B không có trách nhiệm hoàn trả số tiền đặt cọc lại cho Bên A.</text:p>
        </text:list-item>
      </text:list>
      <text:p text:style-name="P47">In any cases that the Contract is teminated because of Party A's fault, Party A shall loose the deposit, pay the compensation for the loss and damages (if any) and Party B is not responsible for refunding the deposit to Party A.</text:p>
      <text:p text:style-name="P24">ĐIỀU 8:<text:tab/>LUẬT ÁP DỤNG</text:p>
      <text:p text:style-name="P10">ARTICLE 8: LAW APPLICABLE</text:p>
      <text:p text:style-name="P21">Hợp đồng này được điều chỉnh và giải thích theo quy định của pháp luật Việt Nam. Nếu có bất kỳ tranh chấp nào phát sinh từ hoặc có liên quan đến Hợp đồng này, hai Bên sẽ cùng nhau thương lượng và giải quyết thiện chí. Trong trường hợp các bên không thể giải quyết được được tranh chấp, tranh chấp sẽ được giải quyết sau cùng bởi Toà án nhân dân có thẩm quyền tại thành phố Hồ Chí Minh, Việt Nam và mọi chi phí phát sinh sẽ do Bên thua kiện chịu.</text:p>
      <text:p text:style-name="P13">This Contract shall be governed by and construed under the laws of Vietnam. Any dispute arisen from or related to this Contract, both Parties shall negotiate and settle in amicable. If it fails to be settled, the dispute shall be finally settled by the competent People's Court located in Ho Chi Minh city, Vietnam and the losing party shall bear all the cost.</text:p>
      <text:p text:style-name="P24">ĐIỀU 9:<text:tab/>CÁC QUY ĐỊNH CHUNG</text:p>
      <text:p text:style-name="P10">ARTICLE 9: GENERAL PROVISIONS</text:p>
      <text:list xml:id="list3269111178" text:style-name="L10">
        <text:list-item>
          <text:p text:style-name="P60">Các bên phải tôn trọng và tuân thủ mọi điều khoản đã được thỏa thuận trong hợp đồng này và các Phụ lục của nó. Bất cứ sự thay đổi nào của Hợp đồng hoặc Phụ lục phải được sự đồng ý của cả hai Bên bằng văn bản.</text:p>
        </text:list-item>
      </text:list>
      <text:p text:style-name="P47"><text:soft-page-break/>Both Parties must respect and comply with all the agreed terms and conditions mentioned in the Contract and its Appendix. Any changes to this Contract or its Appendix must be agreed in writing between both Parties.</text:p>
      <text:list xml:id="list145604247906726" text:continue-numbering="true" text:style-name="L10">
        <text:list-item>
          <text:p text:style-name="P60">Bất cứ điều kiện hoặc điều khoản nào của hợp đồng này trở nên vô hiệu hoặc không khả thi sẽ chỉ không có hiệu lực trong phạm vi vô hiệu và không khả thi đó mà không làm cho phần còn lại của Hợp đồng này bị ảnh hưởng, bị bất khả thi hay vô hiệu.</text:p>
        </text:list-item>
      </text:list>
      <text:p text:style-name="P47">Any terms or condition of this Contract, which becomes invalid or unenforceable, shall be ineffective only to the extent of such invalidity or uneriforceability without rendering the remainder of this Contract unenforceable or invalid.</text:p>
      <text:list xml:id="list145604146517199" text:continue-numbering="true" text:style-name="L10">
        <text:list-item>
          <text:p text:style-name="P60">Trường hợp có sự khác nhau giữa cùng một điều khoản hay điều kiện nào giữa Hợp đồng này và Phụ lục đính kèm thì điều khoản và điều kiện của Phụ lục sẽ được ưu tiên giải thích và áp dụng.</text:p>
        </text:list-item>
      </text:list>
      <text:p text:style-name="P47">In case of any discrepancy between the same terms or conditions between this Contract and the Appendix, the terms and conditions of the Appendix will prevail for interpretation and application;</text:p>
      <text:list xml:id="list145605616056861" text:continue-numbering="true" text:style-name="L10">
        <text:list-item>
          <text:p text:style-name="P60">Không Bên nào được phép chuyển nhượng quyền và nghĩa vụ trong Hợp đồng này cho Bên thứ ba mà không có sự đồng ý của Bên kia.</text:p>
        </text:list-item>
      </text:list>
      <text:p text:style-name="P47">No Party may transfer the rights and obligations of this Contract to a Third Party without the consent of the other Party.</text:p>
      <text:list xml:id="list145604955373901" text:continue-numbering="true" text:style-name="L10">
        <text:list-item>
          <text:p text:style-name="P60">Hợp đồng này làm thành 02 bản có giá trị pháp lý như nhau, mỗi Bên giữ 01 bản. Nếu có sự khác biệt giữa tiếng Anh và tiếng Việt, nội dung tiếng Việt sẽ được ưu tiên giải thích và áp dụng.</text:p>
        </text:list-item>
      </text:list>
      <text:p text:style-name="P47">This Contract is made in 02 copies with the same legal validity, each Party keeps 01 copy. If there is a discrepancy between English and Vietnamese, Vietnamese content will be given priority in interpretation and application.</text:p>
      <text:list xml:id="list145605557609638" text:continue-numbering="true" text:style-name="L10">
        <text:list-item>
          <text:p text:style-name="P60">Hợp đồng này có hiệu lực kể từ ngày ký.</text:p>
        </text:list-item>
      </text:list>
      <text:p text:style-name="P49"><text:span text:style-name="Default_20_Paragraph_20_Font"><text:span text:style-name="T31">This contract takes effect from the date of signing.</text:span></text:span></text:p>
      <table:table table:name="Table2" table:style-name="Table2">
        <table:table-column table:style-name="Table2.A"/>
        <table:table-column table:style-name="Table2.B"/>
        <table:table-row>
          <table:table-cell table:style-name="Table2.A1" office:value-type="string">
            <text:p text:style-name="P31">Đại diện Bên A</text:p>
            <text:p text:style-name="P32">On behalf of Party A</text:p>
            <text:p text:style-name="P17"/>
            <text:p text:style-name="P17"/>
            <text:p text:style-name="P16"/>
            <text:p text:style-name="P17"/>
            <text:p text:style-name="P17"/>
            <text:p text:style-name="P27"><text:soft-page-break/>________________________________</text:p>
            <text:p text:style-name="P15"><text:span text:style-name="Default_20_Paragraph_20_Font"><text:span text:style-name="T19">Chức vụ</text:span></text:span><text:span text:style-name="Default_20_Paragraph_20_Font"><text:span text:style-name="T20">:</text:span></text:span><text:span text:style-name="Default_20_Paragraph_20_Font"><text:span text:style-name="T19"> ________________________</text:span></text:span></text:p>
          </table:table-cell>
          <table:table-cell table:style-name="Table2.A1" office:value-type="string">
            <text:p text:style-name="P31">Đại Diện diện Bên B</text:p>
            <text:p text:style-name="P12">On behalf of Party B</text:p>
            <text:p text:style-name="P17"/>
            <text:p text:style-name="P17"/>
            <text:p text:style-name="P16"/>
            <text:p text:style-name="P16"/>
            <text:p text:style-name="P17"/>
            <text:p text:style-name="P15"><text:soft-page-break/><text:span text:style-name="Default_20_Paragraph_20_Font"><text:span text:style-name="T24">Lê Thanh Tuấn</text:span></text:span></text:p>
            <text:p text:style-name="P33"><text:span text:style-name="Default_20_Paragraph_20_Font"><text:span text:style-name="T19">Chức vụ</text:span></text:span><text:span text:style-name="Default_20_Paragraph_20_Font"><text:span text:style-name="T7">: </text:span></text:span><text:span text:style-name="Default_20_Paragraph_20_Font"><text:span text:style-name="T19">Giám đốc</text:span></text:span></text:p>
          </table:table-cell>
        </table:table-row>
      </table:table>
      <text:p text:style-name="P20"/>
      <text:p text:style-name="P7"><text:span text:style-name="Default_20_Paragraph_20_Font"><text:span text:style-name="T17">PHỤ LỤC 01 CỦA HỢP ĐỒNG SỐ:</text:span></text:span><text:span text:style-name="Default_20_Paragraph_20_Font"><text:span text:style-name="T9"> </text:span></text:span><text:span text:style-name="Default_20_Paragraph_20_Font"><text:span text:style-name="T12">............./</text:span></text:span><text:span text:style-name="Default_20_Paragraph_20_Font"><text:span text:style-name="T9">HD/PCBG-2020</text:span></text:span></text:p>
      <text:p text:style-name="P20"/>
      <text:list xml:id="list145203155719033" text:style-name="L6">
        <text:list-item>
          <text:list>
            <text:list-item>
              <text:list>
                <text:list-item>
                  <text:p text:style-name="P75"><text:span text:style-name="Default_20_Paragraph_20_Font"><text:span text:style-name="T18">Thời hạn hợp đồng / </text:span></text:span><text:span text:style-name="Default_20_Paragraph_20_Font"><text:span text:style-name="T30">Contract duration</text:span></text:span><text:span text:style-name="Default_20_Paragraph_20_Font"><text:span text:style-name="T18">: </text:span></text:span></text:p>
                </text:list-item>
              </text:list>
            </text:list-item>
          </text:list>
        </text:list-item>
      </text:list>
      <text:p text:style-name="P28"><text:span text:style-name="Default_20_Paragraph_20_Font"><text:span text:style-name="T8">1 năm kể từ ngày ký kết hợp đồng / </text:span></text:span><text:span text:style-name="Default_20_Paragraph_20_Font"><text:span text:style-name="T27">1 year from the date of signing</text:span></text:span></text:p>
      <text:list xml:id="list145605688317906" text:continue-numbering="true" text:style-name="L6">
        <text:list-item>
          <text:list>
            <text:list-item>
              <text:list>
                <text:list-item>
                  <text:p text:style-name="P75"><text:span text:style-name="Default_20_Paragraph_20_Font"><text:span text:style-name="T15">Chi tiết về sản phẩm và dịch vụ / </text:span></text:span><text:span text:style-name="Default_20_Paragraph_20_Font"><text:span text:style-name="T29">Detail of products and services</text:span></text:span></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number-columns-repeated="2"/>
        <table:table-row>
          <table:table-cell table:style-name="Table3.A1" office:value-type="string">
            <text:p text:style-name="P25">STT</text:p>
            <text:p text:style-name="P11">No.</text:p>
          </table:table-cell>
          <table:table-cell table:style-name="Table3.A1" office:value-type="string">
            <text:p text:style-name="P25">Sản phẩm và dịch vụ</text:p>
            <text:p text:style-name="P11">Products and services</text:p>
          </table:table-cell>
          <table:table-cell table:style-name="Table3.A1" office:value-type="string">
            <text:p text:style-name="P25">Số lượng</text:p>
            <text:p text:style-name="P11">Quantity</text:p>
          </table:table-cell>
          <table:table-cell table:style-name="Table3.A1" office:value-type="string">
            <text:p text:style-name="P25">Đơn giá</text:p>
            <text:p text:style-name="P11">Unit price</text:p>
          </table:table-cell>
          <table:table-cell table:style-name="Table3.A1" office:value-type="string">
            <text:p text:style-name="P25">Số tiền</text:p>
            <text:p text:style-name="P11">Total</text:p>
          </table:table-cell>
        </table:table-row>
        <table:table-row>
          <table:table-cell table:style-name="Table3.A1" office:value-type="string">
            <text:p text:style-name="P22">1</text:p>
          </table:table-cell>
          <table:table-cell table:style-name="Table3.A1" office:value-type="string">
            <text:p text:style-name="P22"/>
          </table:table-cell>
          <table:table-cell table:style-name="Table3.A1" office:value-type="string">
            <text:p text:style-name="P22">01</text:p>
          </table:table-cell>
          <table:table-cell table:style-name="Table3.A1" office:value-type="string">
            <text:p text:style-name="P22">50.000.000 VNĐ</text:p>
          </table:table-cell>
          <table:table-cell table:style-name="Table3.A1" office:value-type="string">
            <text:p text:style-name="P22">50.000.000 VNĐ</text:p>
          </table:table-cell>
        </table:table-row>
        <table:table-row>
          <table:table-cell table:style-name="Table3.A1" office:value-type="string">
            <text:p text:style-name="P22">2</text:p>
          </table:table-cell>
          <table:table-cell table:style-name="Table3.A1" office:value-type="string">
            <text:p text:style-name="P22"/>
          </table:table-cell>
          <table:table-cell table:style-name="Table3.A1" office:value-type="string">
            <text:p text:style-name="P22">01</text:p>
          </table:table-cell>
          <table:table-cell table:style-name="Table3.A1" office:value-type="string">
            <text:p text:style-name="P22">50.000.000 VNĐ</text:p>
          </table:table-cell>
          <table:table-cell table:style-name="Table3.A1" office:value-type="string">
            <text:p text:style-name="P22">50.000.000 VNĐ</text:p>
          </table:table-cell>
        </table:table-row>
        <table:table-row>
          <table:table-cell table:style-name="Table3.A1" table:number-columns-spanned="4" office:value-type="string">
            <text:p text:style-name="P8"><text:span text:style-name="Default_20_Paragraph_20_Font"><text:span text:style-name="T15">Tổng cộng trước thuế / </text:span></text:span><text:span text:style-name="Default_20_Paragraph_20_Font"><text:span text:style-name="T29">Total before tax</text:span></text:span></text:p>
          </table:table-cell>
          <table:covered-table-cell/>
          <table:covered-table-cell/>
          <table:covered-table-cell/>
          <table:table-cell table:style-name="Table3.A1" office:value-type="string">
            <text:p text:style-name="P23">100.000.000 VNĐ</text:p>
          </table:table-cell>
        </table:table-row>
        <table:table-row>
          <table:table-cell table:style-name="Table3.A1" table:number-columns-spanned="4" office:value-type="string">
            <text:p text:style-name="P8"><text:span text:style-name="Default_20_Paragraph_20_Font"><text:span text:style-name="T15">Thuế VAT / </text:span></text:span><text:span text:style-name="Default_20_Paragraph_20_Font"><text:span text:style-name="T29">VAT Tax</text:span></text:span></text:p>
          </table:table-cell>
          <table:covered-table-cell/>
          <table:covered-table-cell/>
          <table:covered-table-cell/>
          <table:table-cell table:style-name="Table3.A1" office:value-type="string">
            <text:p text:style-name="P23">0 %</text:p>
          </table:table-cell>
        </table:table-row>
        <table:table-row>
          <table:table-cell table:style-name="Table3.A1" table:number-columns-spanned="4" office:value-type="string">
            <text:p text:style-name="P8"><text:span text:style-name="Default_20_Paragraph_20_Font"><text:span text:style-name="T15">Tổng cộng sau thuế / </text:span></text:span><text:span text:style-name="Default_20_Paragraph_20_Font"><text:span text:style-name="T29">Total after tax</text:span></text:span></text:p>
          </table:table-cell>
          <table:covered-table-cell/>
          <table:covered-table-cell/>
          <table:covered-table-cell/>
          <table:table-cell table:style-name="Table3.A1" office:value-type="string">
            <text:p text:style-name="P26">100.000.000 VNĐ</text:p>
          </table:table-cell>
        </table:table-row>
      </table:table>
      <text:p text:style-name="P28"><text:span text:style-name="Default_20_Paragraph_20_Font"><text:span text:style-name="T8">Ghi chú / </text:span></text:span><text:span text:style-name="Default_20_Paragraph_20_Font"><text:span text:style-name="T27">Notes</text:span></text:span></text:p>
      <text:p text:style-name="P18">Giá trị Hợp đồng này bao gồm thuế giá trị gia tăng (sản phẩm phần mềm là đối tượng không chịu thuế giá trị gia tăng); và đã bao gồm chi phí bảo hành; chi phí lắp đặt, chạy thử, hướng dẫn vận hành, bảo trì, bảo dưỡng và các chi phí phát sinh khác có liên quan. Giá trị Hợp đồng này không thay đổi trong suốt quá trình thực hiện Hợp đồng (trừ khi có thỏa thuận bằng văn bản giữa hai Bên về việc điều chỉnh Giá trị hợp đồng).</text:p>
      <text:p text:style-name="P14">Contract Value included VAT tax (Software products are not subject to value added tax); warranty, installation, testing, operation instruction, maintenance and other relevant costs arising under this Contract. This Contract Value keeps unchanged during the term of the performace of the Contract (unless otherwise agreed in writing by both Parties on Contract Value adjustment).</text:p>
      <text:list xml:id="list145605422648395" text:continue-numbering="true" text:style-name="L6">
        <text:list-item>
          <text:list>
            <text:list-item>
              <text:list>
                <text:list-item>
                  <text:p text:style-name="P75"><text:span text:style-name="Default_20_Paragraph_20_Font"><text:span text:style-name="T18">Thời hạn chuyển giao / </text:span></text:span><text:span text:style-name="Default_20_Paragraph_20_Font"><text:span text:style-name="T30">Delivery term</text:span></text:span></text:p>
                </text:list-item>
              </text:list>
            </text:list-item>
          </text:list>
        </text:list-item>
      </text:list>
      <text:p text:style-name="P18">Bên B cam kết chuyển giao sản phẩm và các giấy tờ có liên quan cho Bên A trong vòng 07 ngày làm việc kể từ ngày nhận được thanh toán 100% giá trị hợp đồng từ bên A, bao gồm: Hóa đơn Giá trị gia tăng, Biên bản nghiệm thu, giấy chứng nhận License.</text:p>
      <text:p text:style-name="P14">Party B commits to transfer products and related documents to Party A within 07 working days from the date of receipt of payment of 100% of contract value from Party A, including: VAT invoice , Acceptance minutes, License certificate.</text:p>
      <text:list xml:id="list145604966849304" text:continue-numbering="true" text:style-name="L6">
        <text:list-item>
          <text:list>
            <text:list-item>
              <text:list>
                <text:list-item>
                  <text:p text:style-name="P75"><text:span text:style-name="Default_20_Paragraph_20_Font"><text:span text:style-name="T18">Thông tin người sử dụng cuối và quản lý license / </text:span></text:span><text:span text:style-name="Default_20_Paragraph_20_Font"><text:span text:style-name="T30">End user and license management information</text:span></text:span></text:p>
                </text:list-item>
              </text:list>
            </text:list-item>
          </text:list>
        </text:list-item>
      </text:list>
      <text:list xml:id="list145204475744572" text:style-name="L4">
        <text:list-item>
          <text:p text:style-name="P65"><text:soft-page-break/><text:span text:style-name="Default_20_Paragraph_20_Font"><text:span text:style-name="T8">Tên công ty / </text:span></text:span><text:span text:style-name="Default_20_Paragraph_20_Font"><text:span text:style-name="T27">Company name</text:span></text:span><text:span text:style-name="Default_20_Paragraph_20_Font"><text:span text:style-name="T8">: </text:span></text:span><text:span text:style-name="Default_20_Paragraph_20_Font"><text:span text:style-name="T11">.................................................................</text:span></text:span></text:p>
        </text:list-item>
        <text:list-item>
          <text:p text:style-name="P65"><text:span text:style-name="Default_20_Paragraph_20_Font"><text:span text:style-name="T8">Địa chỉ / </text:span></text:span><text:span text:style-name="Default_20_Paragraph_20_Font"><text:span text:style-name="T27">Address</text:span></text:span><text:span text:style-name="Default_20_Paragraph_20_Font"><text:span text:style-name="T8">: </text:span></text:span><text:span text:style-name="Default_20_Paragraph_20_Font"><text:span text:style-name="T11">........................................................................</text:span></text:span></text:p>
        </text:list-item>
        <text:list-item>
          <text:p text:style-name="P65"><text:span text:style-name="Default_20_Paragraph_20_Font"><text:span text:style-name="T8">Tên người liên hệ / </text:span></text:span><text:span text:style-name="Default_20_Paragraph_20_Font"><text:span text:style-name="T27">Contact Name</text:span></text:span><text:span text:style-name="Default_20_Paragraph_20_Font"><text:span text:style-name="T8">: </text:span></text:span><text:span text:style-name="Default_20_Paragraph_20_Font"><text:span text:style-name="T11">........................................................</text:span></text:span></text:p>
        </text:list-item>
        <text:list-item>
          <text:p text:style-name="P65"><text:span text:style-name="Default_20_Paragraph_20_Font"><text:span text:style-name="T8">Điện thoại / </text:span></text:span><text:span text:style-name="Default_20_Paragraph_20_Font"><text:span text:style-name="T27">Tel</text:span></text:span><text:span text:style-name="Default_20_Paragraph_20_Font"><text:span text:style-name="T8">: </text:span></text:span><text:span text:style-name="Default_20_Paragraph_20_Font"><text:span text:style-name="T11">...................................................................</text:span></text:span></text:p>
        </text:list-item>
        <text:list-item>
          <text:p text:style-name="P65"><text:span text:style-name="Default_20_Paragraph_20_Font"><text:span text:style-name="T8">Email (đăng ký nhận và kích hoạt license / </text:span></text:span><text:span text:style-name="Default_20_Paragraph_20_Font"><text:span text:style-name="T27">register and activate the license</text:span></text:span><text:span text:style-name="Default_20_Paragraph_20_Font"><text:span text:style-name="T8">): </text:span></text:span><text:span text:style-name="Default_20_Paragraph_20_Font"><text:span text:style-name="T11">................................................................</text:span></text:span></text:p>
        </text:list-item>
      </text:list>
      <text:list xml:id="list145204005169550" text:style-name="L6">
        <text:list-item>
          <text:list>
            <text:list-item>
              <text:list>
                <text:list-item>
                  <text:p text:style-name="P75"><text:span text:style-name="Default_20_Paragraph_20_Font"><text:span text:style-name="T18">Bảo hành và bảo trì / </text:span></text:span><text:span text:style-name="Default_20_Paragraph_20_Font"><text:span text:style-name="T30">Warranty and maintenance</text:span></text:span><text:span text:style-name="Default_20_Paragraph_20_Font"><text:span text:style-name="T18">:</text:span></text:span></text:p>
                </text:list-item>
              </text:list>
            </text:list-item>
          </text:list>
        </text:list-item>
      </text:list>
      <text:list xml:id="list145203432911023" text:style-name="L4">
        <text:list-item>
          <text:p text:style-name="P65"><text:span text:style-name="Default_20_Paragraph_20_Font"><text:span text:style-name="T8">Thời gian hỗ trợ bảo hành và bảo trì: 01 năm tính từ ngày bàn giao sản phẩm và dịch vụ</text:span></text:span></text:p>
        </text:list-item>
      </text:list>
      <text:p text:style-name="P48">Warranty and maintenance support period: 01 year from the date of delivery of products and services</text:p>
      <text:list xml:id="list145605971705355" text:continue-numbering="true" text:style-name="L4">
        <text:list-item>
          <text:p text:style-name="P65"><text:span text:style-name="Default_20_Paragraph_20_Font"><text:span text:style-name="T8">Thời hạn bảo hành có thể được gia hạn bằng văn bản với sự thống nhất của hai bên trước 30 ngày hết thời hạn bảo hành. Chi phí gia hạn bảo hành sẽ là </text:span></text:span><text:span text:style-name="Default_20_Paragraph_20_Font"><text:span text:style-name="T18">50.000.000 VND</text:span></text:span><text:span text:style-name="Default_20_Paragraph_20_Font"><text:span text:style-name="T8"> </text:span></text:span><text:span text:style-name="Default_20_Paragraph_20_Font"><text:span text:style-name="T18">/ Năm.</text:span></text:span></text:p>
        </text:list-item>
      </text:list>
      <text:p text:style-name="P48">The warranty period can be extended by appendix with the agreement of both Parties before 30 days of the warranty period expires. The cost of extending the warranty will be VND 50,000,000 / Year.</text:p>
      <text:list xml:id="list145604622925660" text:continue-numbering="true" text:style-name="L4">
        <text:list-item>
          <text:p text:style-name="P65"><text:span text:style-name="Default_20_Paragraph_20_Font"><text:span text:style-name="T8">Đối với trường hợp đã hết hạn bảo hành mà bên A không gia hạn bảo hành, khi bên A mong muốn gia hạn lại thì chi phí gia hạn sẽ được cộng thêm với các tháng kể từ ngày hết hạn cho đến ngày ký kết gia hạn bảo hành với mức chi phí là </text:span></text:span><text:span text:style-name="Default_20_Paragraph_20_Font"><text:span text:style-name="T18">4.150.000VND / Tháng. <text:s text:c="2"/></text:span></text:span></text:p>
        </text:list-item>
      </text:list>
      <text:p text:style-name="P48">For the case that the warranty has expired but Party A does not extend the warranty, when Party A wishes to renew it, the extension cost will be added with the months from the expiry date to the signing date of extension warranty period with the cost of 4,150,000 VND / Month.</text:p>
      <text:list xml:id="list145203814141897" text:style-name="L6">
        <text:list-item>
          <text:list>
            <text:list-item>
              <text:list>
                <text:list-item>
                  <text:p text:style-name="P75"><text:span text:style-name="Default_20_Paragraph_20_Font"><text:span text:style-name="T18">Thông tin liên hệ bảo hành của Bên B / </text:span></text:span><text:span text:style-name="Default_20_Paragraph_20_Font"><text:span text:style-name="T30">Warranty contact information of Party B</text:span></text:span><text:span text:style-name="Default_20_Paragraph_20_Font"><text:span text:style-name="T18">:</text:span></text:span></text:p>
                </text:list-item>
              </text:list>
            </text:list-item>
          </text:list>
        </text:list-item>
      </text:list>
      <text:p text:style-name="P28"><text:span text:style-name="Default_20_Paragraph_20_Font"><text:span text:style-name="T8">Trường hợp Bên A cần hỗ trợ về sản phẩm và dịch vụ trong thời gian bảo hành, Bên A liên hệ với nhân viên kỹ thuật của Bên B / </text:span></text:span><text:span text:style-name="Default_20_Paragraph_20_Font"><text:span text:style-name="T27">In case Party A needs support for products and services during the warranty period, Party A will contact Party B's technical staff::</text:span></text:span></text:p>
      <text:list xml:id="list145204911641937" text:style-name="L4">
        <text:list-item>
          <text:p text:style-name="P65"><text:span text:style-name="Default_20_Paragraph_20_Font"><text:span text:style-name="T8">Họ và tên / </text:span></text:span><text:span text:style-name="Default_20_Paragraph_20_Font"><text:span text:style-name="T27">Fullname</text:span></text:span><text:span text:style-name="Default_20_Paragraph_20_Font"><text:span text:style-name="T8">: Ngô Minh Hoàng</text:span></text:span></text:p>
        </text:list-item>
        <text:list-item>
          <text:p text:style-name="P65"><text:span text:style-name="Default_20_Paragraph_20_Font"><text:span text:style-name="T8">Điện thoại / </text:span></text:span><text:span text:style-name="Default_20_Paragraph_20_Font"><text:span text:style-name="T27">Tel</text:span></text:span><text:span text:style-name="Default_20_Paragraph_20_Font"><text:span text:style-name="T8">: 028 6292 1170</text:span></text:span></text:p>
        </text:list-item>
        <text:list-item>
          <text:p text:style-name="P65"><text:span text:style-name="Default_20_Paragraph_20_Font"><text:span text:style-name="T8">Email: </text:span></text:span><text:a xlink:type="simple" xlink:href="mailto:minhhoang@pcb-graphtech.com.vn" office:target-frame-name="_top" xlink:show="replace" text:style-name="Internet_20_link" text:visited-style-name="Visited_20_Internet_20_Link"><text:span text:style-name="Hyperlink"><text:span text:style-name="T8">minhhoang@pcb-graphtech.com.vn</text:span></text:span></text:a><text:span text:style-name="Default_20_Paragraph_20_Font"><text:span text:style-name="T8"> </text:span></text:span></text:p>
        </text:list-item>
      </text:list>
      <text:list xml:id="list145204284058372" text:style-name="L6">
        <text:list-item>
          <text:list>
            <text:list-item>
              <text:list>
                <text:list-item>
                  <text:p text:style-name="P75"><text:span text:style-name="Default_20_Paragraph_20_Font"><text:span text:style-name="T18">Thời hạn và điều kiện thanh toán / </text:span></text:span><text:span text:style-name="Default_20_Paragraph_20_Font"><text:span text:style-name="T30">Payment terms</text:span></text:span><text:span text:style-name="Default_20_Paragraph_20_Font"><text:span text:style-name="T18">:</text:span></text:span></text:p>
                </text:list-item>
              </text:list>
            </text:list-item>
          </text:list>
        </text:list-item>
      </text:list>
      <text:p text:style-name="P28"><text:soft-page-break/><text:span text:style-name="Default_20_Paragraph_20_Font"><text:span text:style-name="T8">Bên A thanh toán cho Bên B 100% giá trị Hợp đồng trong vòng 05 ngày kể từ ngày kí kết hợp đồng và cam kết hoàn tất thanh toán trước ngày </text:span></text:span><text:span text:style-name="Default_20_Paragraph_20_Font"><text:span text:style-name="T11">...........</text:span></text:span><text:span text:style-name="Default_20_Paragraph_20_Font"><text:span text:style-name="T8"> bằng phương thức chuyển khoản. </text:span></text:span></text:p>
      <text:p text:style-name="P28"><text:span text:style-name="Default_20_Paragraph_20_Font"><text:span text:style-name="T27">Party A will pay Party B 100% of the contract value within 05 days from the date of signing the contract and commit to complete the payment before </text:span></text:span><text:span text:style-name="Default_20_Paragraph_20_Font"><text:span text:style-name="T32">............</text:span></text:span><text:span text:style-name="Default_20_Paragraph_20_Font"><text:span text:style-name="T27"> by bank transfer.</text:span></text:span></text:p>
      <text:p text:style-name="P18"/>
      <table:table table:name="Table4" table:style-name="Table4">
        <table:table-column table:style-name="Table4.A"/>
        <table:table-column table:style-name="Table4.B"/>
        <table:table-row>
          <table:table-cell table:style-name="Table4.A1" office:value-type="string">
            <text:p text:style-name="P31">Đại diện Bên A</text:p>
            <text:p text:style-name="P32">On behalf of Party A</text:p>
            <text:p text:style-name="P17"/>
            <text:p text:style-name="P17"/>
            <text:p text:style-name="P16"/>
            <text:p text:style-name="P17"/>
            <text:p text:style-name="P17"/>
            <text:p text:style-name="P27">________________________________</text:p>
            <text:p text:style-name="P15"><text:span text:style-name="Default_20_Paragraph_20_Font"><text:span text:style-name="T19">Chức vụ</text:span></text:span><text:span text:style-name="Default_20_Paragraph_20_Font"><text:span text:style-name="T20">:</text:span></text:span><text:span text:style-name="Default_20_Paragraph_20_Font"><text:span text:style-name="T19"> ________________________</text:span></text:span></text:p>
          </table:table-cell>
          <table:table-cell table:style-name="Table4.A1" office:value-type="string">
            <text:p text:style-name="P31">Đại Diện diện Bên B</text:p>
            <text:p text:style-name="P12">On behalf of Party B</text:p>
            <text:p text:style-name="P17"/>
            <text:p text:style-name="P17"/>
            <text:p text:style-name="P16"/>
            <text:p text:style-name="P16"/>
            <text:p text:style-name="P17"/>
            <text:p text:style-name="P15"><text:span text:style-name="Default_20_Paragraph_20_Font"><text:span text:style-name="T24">Lê Thanh Tuấn</text:span></text:span></text:p>
            <text:p text:style-name="P33"><text:span text:style-name="Default_20_Paragraph_20_Font"><text:span text:style-name="T19">Chức vụ</text:span></text:span><text:span text:style-name="Default_20_Paragraph_20_Font"><text:span text:style-name="T7">: </text:span></text:span><text:span text:style-name="Default_20_Paragraph_20_Font"><text:span text:style-name="T19">Giám đốc</text:span></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VnArial" svg:font-family=".Vn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style:font-face style:name="VNI-Times" svg:font-family="VNI-Time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PMingLiU"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PMingLiU"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Heading_20_2" style:display-name="Heading 2" style:family="paragraph" style:parent-style-name="Normal" style:next-style-name="Normal" style:auto-update="true" style:default-outline-level="2" style:class="text">
      <style:paragraph-properties fo:margin-left="0in" fo:margin-right="-0.022in" fo:margin-top="0.0835in" fo:margin-bottom="0.0835in" loext:contextual-spacing="false" fo:hyphenation-ladder-count="no-limit" fo:text-indent="0in" style:auto-text-indent="false" fo:keep-with-next="always">
        <style:tab-stops/>
      </style:paragraph-properties>
      <style:text-properties style:font-name="Times New Roman" fo:font-family="'Times New Roman'" style:font-family-generic="roman" style:font-pitch="variable" fo:font-size="12pt" fo:font-weight="bold" style:font-size-asian="12pt" style:language-asian="ko" style:country-asian="KR" style:font-weight-asian="bold" style:font-size-complex="12pt"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style:font-name="VNI-Times" fo:font-family="VNI-Times" style:font-family-generic="system" style:font-pitch="variable" fo:font-size="13pt" style:font-size-asian="13pt" style:font-size-complex="13pt" fo:hyphenate="false"/>
    </style:style>
    <style:style style:name="Body_20_Text" style:display-name="Body Text" style:family="paragraph" style:parent-style-name="Normal">
      <style:paragraph-properties fo:text-align="justify" style:justify-single-word="false" fo:hyphenation-ladder-count="no-limit"/>
      <style:text-properties fo:font-size="14pt" style:font-size-asian="14pt" style:font-size-complex="10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har_20_Char2_20_Char_20_Char_20_Char_20_Char" style:display-name="Char Char2 Char Char Char Char" style:family="paragraph">
      <style:paragraph-properties fo:margin-top="0in" fo:margin-bottom="0.111in" loext:contextual-spacing="false" fo:line-height="0.1665in" fo:hyphenation-ladder-count="no-limit"/>
      <style:text-properties style:font-name="Verdana" fo:font-family="Verdana" style:font-family-generic="swiss" style:font-pitch="variable" style:font-name-asian="Times New Roman" style:font-family-asian="'Times New Roman'" style:font-family-generic-asian="roman" style:font-pitch-asian="variable" fo:hyphenate="false"/>
    </style:style>
    <style:style style:name="Italic" style:family="paragraph" style:parent-style-name="Normal">
      <style:paragraph-properties fo:margin-left="0.1972in" fo:margin-right="0in" fo:margin-top="0.0835in" fo:margin-bottom="0in" loext:contextual-spacing="false" fo:text-align="justify" style:justify-single-word="false" fo:hyphenation-ladder-count="no-limit" fo:text-indent="0in" style:auto-text-indent="false">
        <style:tab-stops/>
      </style:paragraph-propertie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0pt" fo:hyphenate="false"/>
    </style:style>
    <style:style style:name="Body_20_Text_20_Indent" style:display-name="Body Text Indent"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ko" style:country-asian="KR" style:font-size-complex="12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ody_20_Text_20_3" style:display-name="Body Text 3" style:family="paragraph" style:parent-style-name="Normal">
      <style:paragraph-properties fo:margin-top="0in" fo:margin-bottom="0.0835in" loext:contextual-spacing="false" fo:hyphenation-ladder-count="no-limit"/>
      <style:text-properties fo:font-size="8pt" style:font-size-asian="8pt" style:font-size-complex="8pt" fo:hyphenate="false"/>
    </style:style>
    <style:style style:name="Revision" style:family="paragraph">
      <style:paragraph-properties fo:hyphenation-ladder-count="no-limit"/>
      <style:text-properties style:font-name="VNI-Times" fo:font-family="VNI-Times" style:font-family-generic="system" style:font-pitch="variable" fo:font-size="13pt" style:font-size-asian="13pt" style:font-size-complex="13pt" fo:hyphenate="false"/>
    </style:style>
    <style:style style:name="Endnote_20_Text" style:display-name="Endnote Text" style:family="paragraph" style:parent-style-name="Normal">
      <style:paragraph-properties fo:hyphenation-ladder-count="no-limit"/>
      <style:text-properties fo:font-size="10pt" style:font-size-asian="10pt" style:font-size-complex="10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Body_20_Text_20_2" style:display-name="Body Text 2" style:family="paragraph" style:parent-style-name="Normal">
      <style:paragraph-properties fo:margin-top="0in" fo:margin-bottom="0.0835in" loext:contextual-spacing="false" fo:line-height="200%" fo:hyphenation-ladder-count="no-limit"/>
      <style:text-properties fo:hyphenate="false"/>
    </style:style>
    <style:style style:name="NormalText" style:family="paragraph">
      <style:paragraph-properties fo:margin-left="1in" fo:margin-right="0in" fo:margin-top="0.0835in" fo:margin-bottom="0in" loext:contextual-spacing="false" fo:hyphenation-ladder-count="no-limit" fo:text-indent="-0.5in" style:auto-text-indent="false">
        <style:tab-stops/>
      </style:paragraph-properties>
      <style:text-properties style:font-name=".VnArial" fo:font-family=".VnArial" style:font-family-generic="swiss" style:font-pitch="variable" style:font-name-asian="Times New Roman" style:font-family-asian="'Times New Roman'" style:font-family-generic-asian="roman" style:font-pitch-asian="variable" fo:hyphenate="false"/>
    </style:style>
    <style:style style:name="NormalT1" style:family="paragraph" style:parent-style-name="NormalText">
      <style:paragraph-properties fo:hyphenation-ladder-count="no-limit"/>
      <style:text-properties fo:hyphenate="false"/>
    </style:style>
    <style:style style:name="Table_20_Paragraph" style:display-name="Table Paragraph" style:family="paragraph" style:parent-style-name="Normal">
      <style:paragraph-properties fo:margin-left="0.0744in" fo:margin-right="0in" fo:orphans="0" fo:widows="0" fo:hyphenation-ladder-count="no-limit" fo:text-indent="0in" style:auto-text-indent="false" style:text-autospace="none">
        <style:tab-stops/>
      </style:paragraph-properties>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language-complex="en" style:country-complex="U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font-size="12pt" fo:font-weight="bold" style:font-size-asian="12pt" style:language-asian="ko" style:country-asian="KR" style:font-weight-asian="bold" style:font-size-complex="12pt"/>
    </style:style>
    <style:style style:name="Page_20_Number" style:display-name="Page Number" style:family="text" style:parent-style-name="Default_20_Paragraph_20_Font"/>
    <style:style style:name="Header_20_Char" style:display-name="Header Char" style:family="text">
      <style:text-properties style:font-name="VNI-Times" fo:font-family="VNI-Times" style:font-family-generic="system" style:font-pitch="variable" fo:font-size="13pt" style:font-size-asian="13pt" style:font-size-complex="13pt"/>
    </style:style>
    <style:style style:name="Footer_20_Char" style:display-name="Footer Char" style:family="text">
      <style:text-properties style:font-name="VNI-Times" fo:font-family="VNI-Times" style:font-family-generic="system" style:font-pitch="variable" fo:font-size="13pt" style:font-size-asian="13pt" style:font-size-complex="13pt"/>
    </style:style>
    <style:style style:name="st1" style:family="text"/>
    <style:style style:name="Body_20_Text_20_Indent_20_Char" style:display-name="Body Text Indent Char" style:family="text">
      <style:text-properties style:font-name="VNI-Times" fo:font-family="VNI-Times" style:font-family-generic="system" style:font-pitch="variable" fo:font-size="13pt" style:font-size-asian="13pt" style:font-size-complex="13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style style:name="Emphasis" style:family="text">
      <style:text-properties fo:font-style="italic" style:font-style-asian="italic" style:font-style-complex="italic"/>
    </style:style>
    <style:style style:name="apple-style-span" style:family="text" style:parent-style-name="Default_20_Paragraph_20_Font"/>
    <style:style style:name="Strong" style:family="text">
      <style:text-properties fo:font-weight="bold" style:font-weight-asian="bold" style:font-weight-complex="bold"/>
    </style:style>
    <style:style style:name="fl" style:family="text" style:parent-style-name="Default_20_Paragraph_20_Font"/>
    <style:style style:name="short_5f_text" style:display-name="short_text"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VNI-Times" fo:font-family="VNI-Times" style:font-family-generic="system" style:font-pitch="variable"/>
    </style:style>
    <style:style style:name="Comment_20_Subject_20_Char" style:display-name="Comment Subject Char" style:family="text">
      <style:text-properties style:font-name="VNI-Times" fo:font-family="VNI-Times" style:font-family-generic="system" style:font-pitch="variable" fo:font-weight="bold" style:font-weight-asian="bold" style:font-weight-complex="bold"/>
    </style:style>
    <style:style style:name="Body_20_Text_20_3_20_Char" style:display-name="Body Text 3 Char" style:family="text">
      <style:text-properties style:font-name="VNI-Times" fo:font-family="VNI-Times" style:font-family-generic="system" style:font-pitch="variable" fo:font-size="8pt" style:font-size-asian="8pt" style:font-size-complex="8pt"/>
    </style:style>
    <style:style style:name="Endnote_20_Text_20_Char" style:display-name="Endnote Text Char" style:family="text">
      <style:text-properties style:font-name="VNI-Times" fo:font-family="VNI-Times" style:font-family-generic="system" style:font-pitch="variable"/>
    </style:style>
    <style:style style:name="Endnote_20_Reference" style:display-name="Endnote Reference" style:family="text">
      <style:text-properties style:text-position="super 65%"/>
    </style:style>
    <style:style style:name="Footnote_20_Text_20_Char" style:display-name="Footnote Text Char" style:family="text">
      <style:text-properties style:font-name="VNI-Times" fo:font-family="VNI-Times" style:font-family-generic="system" style:font-pitch="variable"/>
    </style:style>
    <style:style style:name="Footnote_20_Reference" style:display-name="Footnote Reference" style:family="text">
      <style:text-properties style:text-position="super 65%"/>
    </style:style>
    <style:style style:name="Body_20_Text_20_2_20_Char" style:display-name="Body Text 2 Char" style:family="text">
      <style:text-properties style:font-name="VNI-Times" fo:font-family="VNI-Times" style:font-family-generic="system" style:font-pitch="variable" fo:font-size="13pt" style:font-size-asian="13pt" style:font-size-complex="13pt"/>
    </style:style>
    <style:style style:name="Heading_20_1_20_Char" style:display-name="Heading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Unresolved_20_Mention" style:display-name="Unresolved Mention" style:family="tex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style>
    <style:style style:name="WW_5f_CharLFO3LVL2" style:display-name="WW_CharLFO3LVL2" style:family="text">
      <style:text-properties fo:color="#000000"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5LVL1" style:display-name="WW_CharLFO5LVL1" style:family="text">
      <style:text-properties style:font-name-asian="PMingLiU" style:font-family-asian="PMingLiU" style:font-family-generic-asian="roman" style:font-pitch-asian="variable"/>
    </style:style>
    <style:style style:name="WW_5f_CharLFO6LVL1" style:display-name="WW_CharLFO6LVL1" style:family="text">
      <style:text-properties style:font-name-asian="PMingLiU" style:font-family-asian="PMingLiU" style:font-family-generic-asian="roman" style:font-pitch-asian="variable"/>
    </style:style>
    <style:style style:name="WW_5f_CharLFO7LVL3" style:display-name="WW_CharLFO7LVL3" style:family="text">
      <style:text-properties style:font-name-asian="Malgun Gothic" style:font-family-asian="'Malgun Gothic'" style:font-family-generic-asian="swiss" style:font-pitch-asian="variabl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suffix="." style:num-format="I">
        <style:list-level-properties text:list-level-position-and-space-mode="label-alignment">
          <style:list-level-label-alignment text:label-followed-by="listtab" fo:text-indent="-0.5in" fo:margin-left="2.75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045639"/>
    </style:style>
    <style:style style:name="MP2" style:family="paragraph" style:parent-style-name="Header">
      <style:paragraph-properties fo:text-align="end" style:justify-single-word="false"/>
      <style:text-properties style:font-name="Times New Roman" fo:font-size="10pt" fo:language="en" fo:country="US" officeooo:paragraph-rsid="00045639" style:font-size-asian="10pt" style:font-size-complex="10pt"/>
    </style:style>
    <style:style style:name="MP3" style:family="paragraph" style:parent-style-name="Footer">
      <style:paragraph-properties fo:margin-left="0.05in" fo:margin-right="0in" fo:text-align="center" style:justify-single-word="false" fo:text-indent="0in" style:auto-text-indent="false">
        <style:tab-stops>
          <style:tab-stop style:position="5.95in" style:type="right"/>
        </style:tab-stops>
      </style:paragraph-properties>
    </style:style>
    <style:style style:name="MP4" style:family="paragraph" style:parent-style-name="Footer">
      <style:paragraph-properties fo:text-align="center" style:justify-single-word="false"/>
      <style:text-properties style:font-name="Times New Roman" fo:font-size="12pt" style:font-size-asian="12pt" style:font-size-complex="12pt"/>
    </style:style>
    <style:style style:name="MP5" style:family="paragraph" style:parent-style-name="Normal">
      <style:paragraph-properties fo:margin-top="0.1665in" fo:margin-bottom="0in" loext:contextual-spacing="false" fo:text-align="center" style:justify-single-word="false"/>
      <style:text-properties style:font-name="Times New Roman" fo:font-size="14pt" fo:font-weight="bold" style:font-size-asian="14pt" style:font-weight-asian="bold" style:font-size-complex="14pt" style:font-weight-complex="bold"/>
    </style:style>
    <style:style style:name="MP6" style:family="paragraph" style:parent-style-name="Normal">
      <style:paragraph-properties fo:margin-top="0.1665in" fo:margin-bottom="0in" loext:contextual-spacing="false" fo:text-align="center" style:justify-single-word="false"/>
      <style:text-properties style:font-name="Times New Roman" fo:font-size="12pt" fo:font-style="italic" style:font-size-asian="12pt" style:font-style-asian="italic" style:font-size-complex="12pt" style:font-style-complex="italic" style:font-weight-complex="bold"/>
    </style:style>
    <style:style style:name="MP7" style:family="paragraph" style:parent-style-name="Normal">
      <style:paragraph-properties fo:margin-left="1.1161in" fo:margin-right="1.1957in" fo:margin-top="0.0835in" fo:margin-bottom="0in" loext:contextual-spacing="false" fo:text-align="center" style:justify-single-word="false" fo:text-indent="0in" style:auto-text-indent="false">
        <style:tab-stops/>
      </style:paragraph-properties>
    </style:style>
    <style:style style:name="MP8" style:family="paragraph" style:parent-style-name="Header">
      <style:text-properties fo:font-size="12pt" fo:font-style="italic" style:font-size-asian="12pt" style:font-style-asian="italic" style:font-size-complex="12pt" style:font-style-complex="italic"/>
    </style:style>
    <style:style style:name="MT1" style:family="text">
      <style:text-properties style:font-name="Times New Roman" fo:font-size="10pt" fo:language="en" fo:country="US" fo:font-weight="bold" style:font-size-asian="10pt" style:font-weight-asian="bold" style:font-size-complex="10pt" style:font-weight-complex="bold"/>
    </style:style>
    <style:style style:name="MT2" style:family="text">
      <style:text-properties style:font-name="Times New Roman" fo:font-size="10pt" fo:language="en" fo:country="US" style:font-size-asian="10pt" style:font-size-complex="10pt"/>
    </style:style>
    <style:style style:name="MT3" style:family="text">
      <style:text-properties style:font-name="Times New Roman" fo:font-size="10pt" style:font-size-asian="10pt" style:font-size-complex="10pt"/>
    </style:style>
    <style:style style:name="MT4" style:family="text">
      <style:text-properties style:font-name="Times New Roman" fo:font-size="14pt" fo:font-weight="bold" style:font-size-asian="14pt" style:font-weight-asian="bold" style:font-size-complex="14pt" style:font-style-complex="italic"/>
    </style:style>
    <style:style style:name="MT5" style:family="text">
      <style:text-properties style:font-name="Times New Roman" fo:font-size="12pt" fo:font-style="italic" style:font-size-asian="12pt" style:font-style-asian="italic" style:font-size-complex="12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2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8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user-field-decls>
          <text:user-field-decl office:value-type="string" office:string-value="Ten cong ty" text:name="py3o.objects.company_id.name"/>
          <text:user-field-decl office:value-type="string" office:string-value="Dia chi" text:name="py3o.objects.company_id.partner_id.vietnam_full_address"/>
          <text:user-field-decl office:value-type="string" office:string-value="Tel" text:name="py3o.objects.company_id.phone"/>
        </text:user-field-decls>
        <text:p text:style-name="MP1"><draw:frame draw:style-name="Mfr1" draw:name="Picture 4" text:anchor-type="paragraph" svg:x="0.0118in" svg:y="-0.0252in" svg:width="1.7346in" style:rel-width="scale" svg:height="0.4472in" style:rel-height="scale" draw:z-index="11"><draw:image xlink:href="Pictures/100002010000012C0000004CD4B656A8123C68D2.png" xlink:type="simple" xlink:show="embed" xlink:actuate="onLoad" loext:mime-type="image/png"/><svg:desc>company_logo</svg:desc></draw:frame><text:span text:style-name="Default_20_Paragraph_20_Font"><text:span text:style-name="MT1"><text:user-field-get text:name="py3o.objects.company_id.name">Ten cong ty</text:user-field-get></text:span></text:span><text:span text:style-name="Default_20_Paragraph_20_Font"><text:span text:style-name="MT2"><text:line-break/></text:span></text:span><text:span text:style-name="Default_20_Paragraph_20_Font"><text:span text:style-name="MT2"><text:user-field-get text:name="py3o.objects.company_id.partner_id.vietnam_full_address">Dia chi</text:user-field-get></text:span></text:span></text:p>
        <text:p text:style-name="MP2">Điện thoại: <text:user-field-get text:name="py3o.objects.company_id.phone">Tel</text:user-field-get></text:p>
      </style:header>
      <style:footer>
        <text:p text:style-name="MP3"><text:span text:style-name="Default_20_Paragraph_20_Font"><text:span text:style-name="MT3">Trang </text:span></text:span><text:span text:style-name="Default_20_Paragraph_20_Font"><text:span text:style-name="MT3"><text:page-number text:select-page="current">13</text:page-number></text:span></text:span><text:span text:style-name="Default_20_Paragraph_20_Font"><text:span text:style-name="MT3">/</text:span></text:span><text:span text:style-name="Default_20_Paragraph_20_Font"><text:span text:style-name="MT3"><text:page-count>13</text:page-count></text:span></text:span></text:p>
        <text:p text:style-name="MP4"/>
      </style:footer>
    </style:master-page>
    <style:master-page style:name="MPF0" style:page-layout-name="Mpm2" style:next-style-name="MP0">
      <style:header>
        <text:p text:style-name="MP5">CỘNG HÒA XÃ HỘI CHỦ NGHĨA VIỆT NAM</text:p>
        <text:p text:style-name="MP6">Độc lập – Tự do – Hạnh phúc</text:p>
        <text:p text:style-name="MP7"><text:span text:style-name="Default_20_Paragraph_20_Font"><text:span text:style-name="MT4">THE SOCIALIST REPUBLIC OF VIETNAM<text:line-break/></text:span></text:span><text:span text:style-name="Default_20_Paragraph_20_Font"><text:span text:style-name="MT5">Independence – Freedom – Happiness</text:span></text:span></text:p>
        <text:p text:style-name="MP8"/>
      </style:header>
      <style:footer>
        <text:p text:style-name="MP3"><text:span text:style-name="Default_20_Paragraph_20_Font"><text:span text:style-name="MT3">Trang </text:span></text:span><text:span text:style-name="Default_20_Paragraph_20_Font"><text:span text:style-name="MT3"><text:page-number text:select-page="current">1</text:page-number></text:span></text:span><text:span text:style-name="Default_20_Paragraph_20_Font"><text:span text:style-name="MT3">/</text:span></text:span><text:span text:style-name="Default_20_Paragraph_20_Font"><text:span text:style-name="MT3"><text:page-count>13</text:page-count></text:span></text:span></text:p>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CỘNG HOÀ XÃ HỘI CHỦ NGHĨA VIỆT NAM</dc:title>
    <dc:subject/>
    <meta:initial-creator>vnehl</meta:initial-creator>
    <meta:creation-date>2020-07-09T07:51:00Z</meta:creation-date>
    <dc:date>2020-07-09T14:54:49.116000000</dc:date>
    <meta:print-date>2019-09-06T03:50:00Z</meta:print-date>
    <meta:editing-cycles>3</meta:editing-cycles>
    <meta:editing-duration>PT2M46S</meta:editing-duration>
    <meta:document-statistic meta:table-count="4" meta:image-count="1" meta:object-count="0" meta:page-count="13" meta:paragraph-count="230" meta:word-count="4756" meta:character-count="24225" meta:non-whitespace-character-count="19763"/>
    <meta:template xlink:type="simple" xlink:actuate="onRequest" xlink:title="" xlink:href="Normal.dotm"/>
  </office:meta>
</office:document-meta>
</file>